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500000171C5325F0FCA78B5E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8.306cm" table:align="right" style:writing-mode="lr-tb"/>
    </style:style>
    <style:style style:name="Tabela2.A" style:family="table-column">
      <style:table-column-properties style:column-width="1.699cm"/>
    </style:style>
    <style:style style:name="Tabela2.B" style:family="table-column">
      <style:table-column-properties style:column-width="2.595cm"/>
    </style:style>
    <style:style style:name="Tabela2.C" style:family="table-column">
      <style:table-column-properties style:column-width="1.803cm"/>
    </style:style>
    <style:style style:name="Tabela2.D" style:family="table-column">
      <style:table-column-properties style:column-width="12.2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C1" style:family="table-cell">
      <style:table-cell-properties fo:padding="0.097cm" fo:border-left="0.05pt solid #000000" fo:border-right="none" fo:border-top="0.5pt solid #000000" fo:border-bottom="none"/>
    </style:style>
    <style:style style:name="Tabela2.D1" style:family="table-cell">
      <style:table-cell-properties fo:padding="0.097cm" fo:border-left="none" fo:border-right="0.5pt solid #000000" fo:border-top="0.5pt solid #000000" fo:border-bottom="none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C2" style:family="table-cell">
      <style:table-cell-properties fo:padding="0.097cm" fo:border-left="0.05pt solid #000000" fo:border-right="none" fo:border-top="none" fo:border-bottom="none"/>
    </style:style>
    <style:style style:name="Tabela2.D2" style:family="table-cell">
      <style:table-cell-properties fo:padding="0.097cm" fo:border-left="none" fo:border-right="0.5pt solid #000000" fo:border-top="none" fo:border-bottom="none"/>
    </style:style>
    <style:style style:name="Tabela2.C23" style:family="table-cell">
      <style:table-cell-properties fo:padding="0.097cm" fo:border-left="0.05pt solid #000000" fo:border-right="none" fo:border-top="none" fo:border-bottom="0.5pt solid #000000"/>
    </style:style>
    <style:style style:name="Tabela2.D23" style:family="table-cell">
      <style:table-cell-properties fo:padding="0.097cm" fo:border-left="none" fo:border-right="0.5pt solid #000000" fo:border-top="none" fo:border-bottom="0.5pt solid #000000"/>
    </style:style>
    <style:style style:name="Tabela3" style:family="table">
      <style:table-properties style:width="18.378cm" table:align="left" style:writing-mode="lr-tb"/>
    </style:style>
    <style:style style:name="Tabela3.A" style:family="table-column">
      <style:table-column-properties style:column-width="0.801cm"/>
    </style:style>
    <style:style style:name="Tabela3.B" style:family="table-column">
      <style:table-column-properties style:column-width="0.737cm"/>
    </style:style>
    <style:style style:name="Tabela3.C" style:family="table-column">
      <style:table-column-properties style:column-width="2.166cm"/>
    </style:style>
    <style:style style:name="Tabela3.D" style:family="table-column">
      <style:table-column-properties style:column-width="1.894cm"/>
    </style:style>
    <style:style style:name="Tabela3.E" style:family="table-column">
      <style:table-column-properties style:column-width="1.893cm"/>
    </style:style>
    <style:style style:name="Tabela3.F" style:family="table-column">
      <style:table-column-properties style:column-width="1.901cm"/>
    </style:style>
    <style:style style:name="Tabela3.G" style:family="table-column">
      <style:table-column-properties style:column-width="2.103cm"/>
    </style:style>
    <style:style style:name="Tabela3.H" style:family="table-column">
      <style:table-column-properties style:column-width="1.268cm"/>
    </style:style>
    <style:style style:name="Tabela3.I" style:family="table-column">
      <style:table-column-properties style:column-width="1.871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-left="0.5pt solid #000000" fo:border-right="none" fo:border-top="0.5pt solid #000000" fo:border-bottom="0.5pt solid #000000"/>
    </style:style>
    <style:style style:name="Tabela3.F1" style:family="table-cell">
      <style:table-cell-properties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fo:padding="0.097cm" fo:border-left="0.5pt solid #000000" fo:border-right="none" fo:border-top="0.5pt solid #000000" fo:border-bottom="0.5pt solid #000000"/>
    </style:style>
    <style:style style:name="Tabela3.H1" style:family="table-cell">
      <style:table-cell-properties fo:padding="0.097cm" fo:border-left="0.5pt solid #000000" fo:border-right="none" fo:border-top="0.5pt solid #000000" fo:border-bottom="0.5pt solid #000000"/>
    </style:style>
    <style:style style:name="Tabela3.I1" style:family="table-cell">
      <style:table-cell-properties fo:padding="0.097cm" fo:border-left="0.5pt solid #000000" fo:border-right="none" fo:border-top="0.5pt solid #000000" fo:border-bottom="0.5pt solid #000000"/>
    </style:style>
    <style:style style:name="Tabela3.J1" style:family="table-cell">
      <style:table-cell-properties fo:padding="0.097cm" fo:border-left="0.5pt solid #000000" fo:border-right="none" fo:border-top="0.5pt solid #000000" fo:border-bottom="0.5pt solid #000000"/>
    </style:style>
    <style:style style:name="Tabela3.K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none" fo:border-top="none" fo:border-bottom="0.5pt solid #000000"/>
    </style:style>
    <style:style style:name="Tabela3.F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none" fo:border-top="none" fo:border-bottom="0.5pt solid #000000"/>
    </style:style>
    <style:style style:name="Tabela3.H2" style:family="table-cell">
      <style:table-cell-properties fo:padding="0.097cm" fo:border-left="0.5pt solid #000000" fo:border-right="none" fo:border-top="none" fo:border-bottom="0.5pt solid #000000"/>
    </style:style>
    <style:style style:name="Tabela3.I2" style:family="table-cell">
      <style:table-cell-properties fo:padding="0.097cm" fo:border-left="0.5pt solid #000000" fo:border-right="none" fo:border-top="none" fo:border-bottom="0.5pt solid #000000"/>
    </style:style>
    <style:style style:name="Tabela3.J2" style:family="table-cell">
      <style:table-cell-properties fo:padding="0.097cm" fo:border-left="0.5pt solid #000000" fo:border-right="none" fo:border-top="none" fo:border-bottom="0.5pt solid #000000"/>
    </style:style>
    <style:style style:name="Tabela3.K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none" fo:border-top="none" fo:border-bottom="0.5pt solid #000000"/>
    </style:style>
    <style:style style:name="Tabela3.D3" style:family="table-cell">
      <style:table-cell-properties fo:padding="0.097cm" fo:border-left="0.5pt solid #000000" fo:border-right="none" fo:border-top="none" fo:border-bottom="0.5pt solid #000000"/>
    </style:style>
    <style:style style:name="Tabela3.E3" style:family="table-cell">
      <style:table-cell-properties fo:padding="0.097cm" fo:border-left="0.5pt solid #000000" fo:border-right="none" fo:border-top="none" fo:border-bottom="0.5pt solid #000000"/>
    </style:style>
    <style:style style:name="Tabela3.F3" style:family="table-cell">
      <style:table-cell-properties fo:padding="0.097cm" fo:border-left="0.5pt solid #000000" fo:border-right="none" fo:border-top="none" fo:border-bottom="0.5pt solid #000000"/>
    </style:style>
    <style:style style:name="Tabela3.G3" style:family="table-cell">
      <style:table-cell-properties fo:padding="0.097cm" fo:border-left="0.5pt solid #000000" fo:border-right="none" fo:border-top="none" fo:border-bottom="0.5pt solid #000000"/>
    </style:style>
    <style:style style:name="Tabela3.H3" style:family="table-cell">
      <style:table-cell-properties fo:padding="0.097cm" fo:border-left="0.5pt solid #000000" fo:border-right="none" fo:border-top="none" fo:border-bottom="0.5pt solid #000000"/>
    </style:style>
    <style:style style:name="Tabela3.I3" style:family="table-cell">
      <style:table-cell-properties fo:padding="0.097cm" fo:border-left="0.5pt solid #000000" fo:border-right="none" fo:border-top="none" fo:border-bottom="0.5pt solid #000000"/>
    </style:style>
    <style:style style:name="Tabela3.J3" style:family="table-cell">
      <style:table-cell-properties fo:padding="0.097cm" fo:border-left="0.5pt solid #000000" fo:border-right="none" fo:border-top="none" fo:border-bottom="0.5pt solid #000000"/>
    </style:style>
    <style:style style:name="Tabela3.K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none" fo:border-top="none" fo:border-bottom="0.5pt solid #000000"/>
    </style:style>
    <style:style style:name="Tabela3.D4" style:family="table-cell">
      <style:table-cell-properties fo:padding="0.097cm" fo:border-left="0.5pt solid #000000" fo:border-right="none" fo:border-top="none" fo:border-bottom="0.5pt solid #000000"/>
    </style:style>
    <style:style style:name="Tabela3.E4" style:family="table-cell">
      <style:table-cell-properties fo:padding="0.097cm" fo:border-left="0.5pt solid #000000" fo:border-right="none" fo:border-top="none" fo:border-bottom="0.5pt solid #000000"/>
    </style:style>
    <style:style style:name="Tabela3.F4" style:family="table-cell">
      <style:table-cell-properties fo:padding="0.097cm" fo:border-left="0.5pt solid #000000" fo:border-right="none" fo:border-top="none" fo:border-bottom="0.5pt solid #000000"/>
    </style:style>
    <style:style style:name="Tabela3.G4" style:family="table-cell">
      <style:table-cell-properties fo:padding="0.097cm" fo:border-left="0.5pt solid #000000" fo:border-right="none" fo:border-top="none" fo:border-bottom="0.5pt solid #000000"/>
    </style:style>
    <style:style style:name="Tabela3.H4" style:family="table-cell">
      <style:table-cell-properties fo:padding="0.097cm" fo:border-left="0.5pt solid #000000" fo:border-right="none" fo:border-top="none" fo:border-bottom="0.5pt solid #000000"/>
    </style:style>
    <style:style style:name="Tabela3.I4" style:family="table-cell">
      <style:table-cell-properties fo:padding="0.097cm" fo:border-left="0.5pt solid #000000" fo:border-right="none" fo:border-top="none" fo:border-bottom="0.5pt solid #000000"/>
    </style:style>
    <style:style style:name="Tabela3.J4" style:family="table-cell">
      <style:table-cell-properties fo:padding="0.097cm" fo:border-left="0.5pt solid #000000" fo:border-right="none" fo:border-top="none" fo:border-bottom="0.5pt solid #000000"/>
    </style:style>
    <style:style style:name="Tabela3.K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0.5pt solid #000000" fo:border-right="none" fo:border-top="none" fo:border-bottom="0.5pt solid #000000"/>
    </style:style>
    <style:style style:name="Tabela3.C5" style:family="table-cell">
      <style:table-cell-properties fo:padding="0.097cm" fo:border-left="0.5pt solid #000000" fo:border-right="none" fo:border-top="none" fo:border-bottom="0.5pt solid #000000"/>
    </style:style>
    <style:style style:name="Tabela3.D5" style:family="table-cell">
      <style:table-cell-properties fo:padding="0.097cm" fo:border-left="0.5pt solid #000000" fo:border-right="none" fo:border-top="none" fo:border-bottom="0.5pt solid #000000"/>
    </style:style>
    <style:style style:name="Tabela3.E5" style:family="table-cell">
      <style:table-cell-properties fo:padding="0.097cm" fo:border-left="0.5pt solid #000000" fo:border-right="none" fo:border-top="none" fo:border-bottom="0.5pt solid #000000"/>
    </style:style>
    <style:style style:name="Tabela3.F5" style:family="table-cell">
      <style:table-cell-properties fo:padding="0.097cm" fo:border-left="0.5pt solid #000000" fo:border-right="none" fo:border-top="none" fo:border-bottom="0.5pt solid #000000"/>
    </style:style>
    <style:style style:name="Tabela3.G5" style:family="table-cell">
      <style:table-cell-properties fo:padding="0.097cm" fo:border-left="0.5pt solid #000000" fo:border-right="none" fo:border-top="none" fo:border-bottom="0.5pt solid #000000"/>
    </style:style>
    <style:style style:name="Tabela3.H5" style:family="table-cell">
      <style:table-cell-properties fo:padding="0.097cm" fo:border-left="0.5pt solid #000000" fo:border-right="none" fo:border-top="none" fo:border-bottom="0.5pt solid #000000"/>
    </style:style>
    <style:style style:name="Tabela3.I5" style:family="table-cell">
      <style:table-cell-properties fo:padding="0.097cm" fo:border-left="0.5pt solid #000000" fo:border-right="none" fo:border-top="none" fo:border-bottom="0.5pt solid #000000"/>
    </style:style>
    <style:style style:name="Tabela3.J5" style:family="table-cell">
      <style:table-cell-properties fo:padding="0.097cm" fo:border-left="0.5pt solid #000000" fo:border-right="none" fo:border-top="none" fo:border-bottom="0.5pt solid #000000"/>
    </style:style>
    <style:style style:name="Tabela3.K5" style:family="table-cell">
      <style:table-cell-properties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fo:padding="0.097cm" fo:border-left="0.5pt solid #000000" fo:border-right="none" fo:border-top="none" fo:border-bottom="0.5pt solid #000000"/>
    </style:style>
    <style:style style:name="Tabela3.B6" style:family="table-cell">
      <style:table-cell-properties fo:padding="0.097cm" fo:border-left="0.5pt solid #000000" fo:border-right="none" fo:border-top="none" fo:border-bottom="0.5pt solid #000000"/>
    </style:style>
    <style:style style:name="Tabela3.C6" style:family="table-cell">
      <style:table-cell-properties fo:padding="0.097cm" fo:border-left="0.5pt solid #000000" fo:border-right="none" fo:border-top="none" fo:border-bottom="0.5pt solid #000000"/>
    </style:style>
    <style:style style:name="Tabela3.D6" style:family="table-cell">
      <style:table-cell-properties fo:padding="0.097cm" fo:border-left="0.5pt solid #000000" fo:border-right="none" fo:border-top="none" fo:border-bottom="0.5pt solid #000000"/>
    </style:style>
    <style:style style:name="Tabela3.E6" style:family="table-cell">
      <style:table-cell-properties fo:padding="0.097cm" fo:border-left="0.5pt solid #000000" fo:border-right="none" fo:border-top="none" fo:border-bottom="0.5pt solid #000000"/>
    </style:style>
    <style:style style:name="Tabela3.F6" style:family="table-cell">
      <style:table-cell-properties fo:padding="0.097cm" fo:border-left="0.5pt solid #000000" fo:border-right="none" fo:border-top="none" fo:border-bottom="0.5pt solid #000000"/>
    </style:style>
    <style:style style:name="Tabela3.G6" style:family="table-cell">
      <style:table-cell-properties fo:padding="0.097cm" fo:border-left="0.5pt solid #000000" fo:border-right="none" fo:border-top="none" fo:border-bottom="0.5pt solid #000000"/>
    </style:style>
    <style:style style:name="Tabela3.H6" style:family="table-cell">
      <style:table-cell-properties fo:padding="0.097cm" fo:border-left="0.5pt solid #000000" fo:border-right="none" fo:border-top="none" fo:border-bottom="0.5pt solid #000000"/>
    </style:style>
    <style:style style:name="Tabela3.I6" style:family="table-cell">
      <style:table-cell-properties fo:padding="0.097cm" fo:border-left="0.5pt solid #000000" fo:border-right="none" fo:border-top="none" fo:border-bottom="0.5pt solid #000000"/>
    </style:style>
    <style:style style:name="Tabela3.J6" style:family="table-cell">
      <style:table-cell-properties fo:padding="0.097cm" fo:border-left="0.5pt solid #000000" fo:border-right="none" fo:border-top="none" fo:border-bottom="0.5pt solid #000000"/>
    </style:style>
    <style:style style:name="Tabela3.K6" style:family="table-cell">
      <style:table-cell-properties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0.5pt solid #000000" fo:border-right="none" fo:border-top="none" fo:border-bottom="0.5pt solid #000000"/>
    </style:style>
    <style:style style:name="Tabela3.C7" style:family="table-cell">
      <style:table-cell-properties fo:padding="0.097cm" fo:border-left="0.5pt solid #000000" fo:border-right="none" fo:border-top="none" fo:border-bottom="0.5pt solid #000000"/>
    </style:style>
    <style:style style:name="Tabela3.D7" style:family="table-cell">
      <style:table-cell-properties fo:padding="0.097cm" fo:border-left="0.5pt solid #000000" fo:border-right="none" fo:border-top="none" fo:border-bottom="0.5pt solid #000000"/>
    </style:style>
    <style:style style:name="Tabela3.E7" style:family="table-cell">
      <style:table-cell-properties fo:padding="0.097cm" fo:border-left="0.5pt solid #000000" fo:border-right="none" fo:border-top="none" fo:border-bottom="0.5pt solid #000000"/>
    </style:style>
    <style:style style:name="Tabela3.F7" style:family="table-cell">
      <style:table-cell-properties fo:padding="0.097cm" fo:border-left="0.5pt solid #000000" fo:border-right="none" fo:border-top="none" fo:border-bottom="0.5pt solid #000000"/>
    </style:style>
    <style:style style:name="Tabela3.G7" style:family="table-cell">
      <style:table-cell-properties fo:padding="0.097cm" fo:border-left="0.5pt solid #000000" fo:border-right="none" fo:border-top="none" fo:border-bottom="0.5pt solid #000000"/>
    </style:style>
    <style:style style:name="Tabela3.H7" style:family="table-cell">
      <style:table-cell-properties fo:padding="0.097cm" fo:border-left="0.5pt solid #000000" fo:border-right="none" fo:border-top="none" fo:border-bottom="0.5pt solid #000000"/>
    </style:style>
    <style:style style:name="Tabela3.I7" style:family="table-cell">
      <style:table-cell-properties fo:padding="0.097cm" fo:border-left="0.5pt solid #000000" fo:border-right="none" fo:border-top="none" fo:border-bottom="0.5pt solid #000000"/>
    </style:style>
    <style:style style:name="Tabela3.J7" style:family="table-cell">
      <style:table-cell-properties fo:padding="0.097cm" fo:border-left="0.5pt solid #000000" fo:border-right="none" fo:border-top="none" fo:border-bottom="0.5pt solid #000000"/>
    </style:style>
    <style:style style:name="Tabela3.K7" style:family="table-cell">
      <style:table-cell-properties fo:padding="0.097cm" fo:border-left="0.5pt solid #000000" fo:border-right="0.5pt solid #000000" fo:border-top="none" fo:border-bottom="0.5pt solid #000000"/>
    </style:style>
    <style:style style:name="Tabela3.A8" style:family="table-cell">
      <style:table-cell-properties fo:padding="0.097cm" fo:border-left="0.5pt solid #000000" fo:border-right="none" fo:border-top="none" fo:border-bottom="0.5pt solid #000000"/>
    </style:style>
    <style:style style:name="Tabela3.B8" style:family="table-cell">
      <style:table-cell-properties fo:padding="0.097cm" fo:border-left="0.5pt solid #000000" fo:border-right="none" fo:border-top="none" fo:border-bottom="0.5pt solid #000000"/>
    </style:style>
    <style:style style:name="Tabela3.C8" style:family="table-cell">
      <style:table-cell-properties fo:padding="0.097cm" fo:border-left="0.5pt solid #000000" fo:border-right="none" fo:border-top="none" fo:border-bottom="0.5pt solid #000000"/>
    </style:style>
    <style:style style:name="Tabela3.D8" style:family="table-cell">
      <style:table-cell-properties fo:padding="0.097cm" fo:border-left="0.5pt solid #000000" fo:border-right="none" fo:border-top="none" fo:border-bottom="0.5pt solid #000000"/>
    </style:style>
    <style:style style:name="Tabela3.E8" style:family="table-cell">
      <style:table-cell-properties fo:padding="0.097cm" fo:border-left="0.5pt solid #000000" fo:border-right="none" fo:border-top="none" fo:border-bottom="0.5pt solid #000000"/>
    </style:style>
    <style:style style:name="Tabela3.F8" style:family="table-cell">
      <style:table-cell-properties fo:padding="0.097cm" fo:border-left="0.5pt solid #000000" fo:border-right="none" fo:border-top="none" fo:border-bottom="0.5pt solid #000000"/>
    </style:style>
    <style:style style:name="Tabela3.G8" style:family="table-cell">
      <style:table-cell-properties fo:padding="0.097cm" fo:border-left="0.5pt solid #000000" fo:border-right="none" fo:border-top="none" fo:border-bottom="0.5pt solid #000000"/>
    </style:style>
    <style:style style:name="Tabela3.H8" style:family="table-cell">
      <style:table-cell-properties fo:padding="0.097cm" fo:border-left="0.5pt solid #000000" fo:border-right="none" fo:border-top="none" fo:border-bottom="0.5pt solid #000000"/>
    </style:style>
    <style:style style:name="Tabela3.I8" style:family="table-cell">
      <style:table-cell-properties fo:padding="0.097cm" fo:border-left="0.5pt solid #000000" fo:border-right="none" fo:border-top="none" fo:border-bottom="0.5pt solid #000000"/>
    </style:style>
    <style:style style:name="Tabela3.J8" style:family="table-cell">
      <style:table-cell-properties fo:padding="0.097cm" fo:border-left="0.5pt solid #000000" fo:border-right="none" fo:border-top="none" fo:border-bottom="0.5pt solid #000000"/>
    </style:style>
    <style:style style:name="Tabela3.K8" style:family="table-cell">
      <style:table-cell-properties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fo:padding="0.097cm" fo:border-left="0.5pt solid #000000" fo:border-right="none" fo:border-top="none" fo:border-bottom="0.5pt solid #000000"/>
    </style:style>
    <style:style style:name="Tabela3.B9" style:family="table-cell">
      <style:table-cell-properties fo:padding="0.097cm" fo:border-left="0.5pt solid #000000" fo:border-right="none" fo:border-top="none" fo:border-bottom="0.5pt solid #000000"/>
    </style:style>
    <style:style style:name="Tabela3.C9" style:family="table-cell">
      <style:table-cell-properties fo:padding="0.097cm" fo:border-left="0.5pt solid #000000" fo:border-right="none" fo:border-top="none" fo:border-bottom="0.5pt solid #000000"/>
    </style:style>
    <style:style style:name="Tabela3.D9" style:family="table-cell">
      <style:table-cell-properties fo:padding="0.097cm" fo:border-left="0.5pt solid #000000" fo:border-right="none" fo:border-top="none" fo:border-bottom="0.5pt solid #000000"/>
    </style:style>
    <style:style style:name="Tabela3.E9" style:family="table-cell">
      <style:table-cell-properties fo:padding="0.097cm" fo:border-left="0.5pt solid #000000" fo:border-right="none" fo:border-top="none" fo:border-bottom="0.5pt solid #000000"/>
    </style:style>
    <style:style style:name="Tabela3.F9" style:family="table-cell">
      <style:table-cell-properties fo:padding="0.097cm" fo:border-left="0.5pt solid #000000" fo:border-right="none" fo:border-top="none" fo:border-bottom="0.5pt solid #000000"/>
    </style:style>
    <style:style style:name="Tabela3.G9" style:family="table-cell">
      <style:table-cell-properties fo:padding="0.097cm" fo:border-left="0.5pt solid #000000" fo:border-right="none" fo:border-top="none" fo:border-bottom="0.5pt solid #000000"/>
    </style:style>
    <style:style style:name="Tabela3.H9" style:family="table-cell">
      <style:table-cell-properties fo:padding="0.097cm" fo:border-left="0.5pt solid #000000" fo:border-right="none" fo:border-top="none" fo:border-bottom="0.5pt solid #000000"/>
    </style:style>
    <style:style style:name="Tabela3.I9" style:family="table-cell">
      <style:table-cell-properties fo:padding="0.097cm" fo:border-left="0.5pt solid #000000" fo:border-right="none" fo:border-top="none" fo:border-bottom="0.5pt solid #000000"/>
    </style:style>
    <style:style style:name="Tabela3.J9" style:family="table-cell">
      <style:table-cell-properties fo:padding="0.097cm" fo:border-left="0.5pt solid #000000" fo:border-right="none" fo:border-top="none" fo:border-bottom="0.5pt solid #000000"/>
    </style:style>
    <style:style style:name="Tabela3.K9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fo:padding="0.097cm" fo:border-left="0.5pt solid #000000" fo:border-right="none" fo:border-top="none" fo:border-bottom="0.5pt solid #000000"/>
    </style:style>
    <style:style style:name="Tabela3.B10" style:family="table-cell">
      <style:table-cell-properties fo:padding="0.097cm" fo:border-left="0.5pt solid #000000" fo:border-right="none" fo:border-top="none" fo:border-bottom="0.5pt solid #000000"/>
    </style:style>
    <style:style style:name="Tabela3.C10" style:family="table-cell">
      <style:table-cell-properties fo:padding="0.097cm" fo:border-left="0.5pt solid #000000" fo:border-right="none" fo:border-top="none" fo:border-bottom="0.5pt solid #000000"/>
    </style:style>
    <style:style style:name="Tabela3.D10" style:family="table-cell">
      <style:table-cell-properties fo:padding="0.097cm" fo:border-left="0.5pt solid #000000" fo:border-right="none" fo:border-top="none" fo:border-bottom="0.5pt solid #000000"/>
    </style:style>
    <style:style style:name="Tabela3.E10" style:family="table-cell">
      <style:table-cell-properties fo:padding="0.097cm" fo:border-left="0.5pt solid #000000" fo:border-right="none" fo:border-top="none" fo:border-bottom="0.5pt solid #000000"/>
    </style:style>
    <style:style style:name="Tabela3.F10" style:family="table-cell">
      <style:table-cell-properties fo:padding="0.097cm" fo:border-left="0.5pt solid #000000" fo:border-right="none" fo:border-top="none" fo:border-bottom="0.5pt solid #000000"/>
    </style:style>
    <style:style style:name="Tabela3.G10" style:family="table-cell">
      <style:table-cell-properties fo:padding="0.097cm" fo:border-left="0.5pt solid #000000" fo:border-right="none" fo:border-top="none" fo:border-bottom="0.5pt solid #000000"/>
    </style:style>
    <style:style style:name="Tabela3.H10" style:family="table-cell">
      <style:table-cell-properties fo:padding="0.097cm" fo:border-left="0.5pt solid #000000" fo:border-right="none" fo:border-top="none" fo:border-bottom="0.5pt solid #000000"/>
    </style:style>
    <style:style style:name="Tabela3.I10" style:family="table-cell">
      <style:table-cell-properties fo:padding="0.097cm" fo:border-left="0.5pt solid #000000" fo:border-right="none" fo:border-top="none" fo:border-bottom="0.5pt solid #000000"/>
    </style:style>
    <style:style style:name="Tabela3.J10" style:family="table-cell">
      <style:table-cell-properties fo:padding="0.097cm" fo:border-left="0.5pt solid #000000" fo:border-right="none" fo:border-top="none" fo:border-bottom="0.5pt solid #000000"/>
    </style:style>
    <style:style style:name="Tabela3.K10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fo:padding="0.097cm" fo:border-left="0.5pt solid #000000" fo:border-right="none" fo:border-top="none" fo:border-bottom="0.5pt solid #000000"/>
    </style:style>
    <style:style style:name="Tabela3.B11" style:family="table-cell">
      <style:table-cell-properties fo:padding="0.097cm" fo:border-left="0.5pt solid #000000" fo:border-right="none" fo:border-top="none" fo:border-bottom="0.5pt solid #000000"/>
    </style:style>
    <style:style style:name="Tabela3.C11" style:family="table-cell">
      <style:table-cell-properties fo:padding="0.097cm" fo:border-left="0.5pt solid #000000" fo:border-right="none" fo:border-top="none" fo:border-bottom="0.5pt solid #000000"/>
    </style:style>
    <style:style style:name="Tabela3.D11" style:family="table-cell">
      <style:table-cell-properties fo:padding="0.097cm" fo:border-left="0.5pt solid #000000" fo:border-right="none" fo:border-top="none" fo:border-bottom="0.5pt solid #000000"/>
    </style:style>
    <style:style style:name="Tabela3.E11" style:family="table-cell">
      <style:table-cell-properties fo:padding="0.097cm" fo:border-left="0.5pt solid #000000" fo:border-right="none" fo:border-top="none" fo:border-bottom="0.5pt solid #000000"/>
    </style:style>
    <style:style style:name="Tabela3.F11" style:family="table-cell">
      <style:table-cell-properties fo:padding="0.097cm" fo:border-left="0.5pt solid #000000" fo:border-right="none" fo:border-top="none" fo:border-bottom="0.5pt solid #000000"/>
    </style:style>
    <style:style style:name="Tabela3.G11" style:family="table-cell">
      <style:table-cell-properties fo:padding="0.097cm" fo:border-left="0.5pt solid #000000" fo:border-right="none" fo:border-top="none" fo:border-bottom="0.5pt solid #000000"/>
    </style:style>
    <style:style style:name="Tabela3.H11" style:family="table-cell">
      <style:table-cell-properties fo:padding="0.097cm" fo:border-left="0.5pt solid #000000" fo:border-right="none" fo:border-top="none" fo:border-bottom="0.5pt solid #000000"/>
    </style:style>
    <style:style style:name="Tabela3.I11" style:family="table-cell">
      <style:table-cell-properties fo:padding="0.097cm" fo:border-left="0.5pt solid #000000" fo:border-right="none" fo:border-top="none" fo:border-bottom="0.5pt solid #000000"/>
    </style:style>
    <style:style style:name="Tabela3.J11" style:family="table-cell">
      <style:table-cell-properties fo:padding="0.097cm" fo:border-left="0.5pt solid #000000" fo:border-right="none" fo:border-top="none" fo:border-bottom="0.5pt solid #000000"/>
    </style:style>
    <style:style style:name="Tabela3.K11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fo:padding="0.097cm" fo:border-left="0.5pt solid #000000" fo:border-right="none" fo:border-top="none" fo:border-bottom="0.5pt solid #000000"/>
    </style:style>
    <style:style style:name="Tabela3.B12" style:family="table-cell">
      <style:table-cell-properties fo:padding="0.097cm" fo:border-left="0.5pt solid #000000" fo:border-right="none" fo:border-top="none" fo:border-bottom="0.5pt solid #000000"/>
    </style:style>
    <style:style style:name="Tabela3.C12" style:family="table-cell">
      <style:table-cell-properties fo:padding="0.097cm" fo:border-left="0.5pt solid #000000" fo:border-right="none" fo:border-top="none" fo:border-bottom="0.5pt solid #000000"/>
    </style:style>
    <style:style style:name="Tabela3.D12" style:family="table-cell">
      <style:table-cell-properties fo:padding="0.097cm" fo:border-left="0.5pt solid #000000" fo:border-right="none" fo:border-top="none" fo:border-bottom="0.5pt solid #000000"/>
    </style:style>
    <style:style style:name="Tabela3.E12" style:family="table-cell">
      <style:table-cell-properties fo:padding="0.097cm" fo:border-left="0.5pt solid #000000" fo:border-right="none" fo:border-top="none" fo:border-bottom="0.5pt solid #000000"/>
    </style:style>
    <style:style style:name="Tabela3.F12" style:family="table-cell">
      <style:table-cell-properties fo:padding="0.097cm" fo:border-left="0.5pt solid #000000" fo:border-right="none" fo:border-top="none" fo:border-bottom="0.5pt solid #000000"/>
    </style:style>
    <style:style style:name="Tabela3.G12" style:family="table-cell">
      <style:table-cell-properties fo:padding="0.097cm" fo:border-left="0.5pt solid #000000" fo:border-right="none" fo:border-top="none" fo:border-bottom="0.5pt solid #000000"/>
    </style:style>
    <style:style style:name="Tabela3.H12" style:family="table-cell">
      <style:table-cell-properties fo:padding="0.097cm" fo:border-left="0.5pt solid #000000" fo:border-right="none" fo:border-top="none" fo:border-bottom="0.5pt solid #000000"/>
    </style:style>
    <style:style style:name="Tabela3.I12" style:family="table-cell">
      <style:table-cell-properties fo:padding="0.097cm" fo:border-left="0.5pt solid #000000" fo:border-right="none" fo:border-top="none" fo:border-bottom="0.5pt solid #000000"/>
    </style:style>
    <style:style style:name="Tabela3.J12" style:family="table-cell">
      <style:table-cell-properties fo:padding="0.097cm" fo:border-left="0.5pt solid #000000" fo:border-right="none" fo:border-top="none" fo:border-bottom="0.5pt solid #000000"/>
    </style:style>
    <style:style style:name="Tabela3.K1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3" style:family="table-cell">
      <style:table-cell-properties fo:padding="0.097cm" fo:border-left="0.5pt solid #000000" fo:border-right="none" fo:border-top="none" fo:border-bottom="0.5pt solid #000000"/>
    </style:style>
    <style:style style:name="Tabela3.B13" style:family="table-cell">
      <style:table-cell-properties fo:padding="0.097cm" fo:border-left="0.5pt solid #000000" fo:border-right="none" fo:border-top="none" fo:border-bottom="0.5pt solid #000000"/>
    </style:style>
    <style:style style:name="Tabela3.C13" style:family="table-cell">
      <style:table-cell-properties fo:padding="0.097cm" fo:border-left="0.5pt solid #000000" fo:border-right="none" fo:border-top="none" fo:border-bottom="0.5pt solid #000000"/>
    </style:style>
    <style:style style:name="Tabela3.D13" style:family="table-cell">
      <style:table-cell-properties fo:padding="0.097cm" fo:border-left="0.5pt solid #000000" fo:border-right="none" fo:border-top="none" fo:border-bottom="0.5pt solid #000000"/>
    </style:style>
    <style:style style:name="Tabela3.E13" style:family="table-cell">
      <style:table-cell-properties fo:padding="0.097cm" fo:border-left="0.5pt solid #000000" fo:border-right="none" fo:border-top="none" fo:border-bottom="0.5pt solid #000000"/>
    </style:style>
    <style:style style:name="Tabela3.F13" style:family="table-cell">
      <style:table-cell-properties fo:padding="0.097cm" fo:border-left="0.5pt solid #000000" fo:border-right="none" fo:border-top="none" fo:border-bottom="0.5pt solid #000000"/>
    </style:style>
    <style:style style:name="Tabela3.G13" style:family="table-cell">
      <style:table-cell-properties fo:padding="0.097cm" fo:border-left="0.5pt solid #000000" fo:border-right="none" fo:border-top="none" fo:border-bottom="0.5pt solid #000000"/>
    </style:style>
    <style:style style:name="Tabela3.H13" style:family="table-cell">
      <style:table-cell-properties fo:padding="0.097cm" fo:border-left="0.5pt solid #000000" fo:border-right="none" fo:border-top="none" fo:border-bottom="0.5pt solid #000000"/>
    </style:style>
    <style:style style:name="Tabela3.I13" style:family="table-cell">
      <style:table-cell-properties fo:padding="0.097cm" fo:border-left="0.5pt solid #000000" fo:border-right="none" fo:border-top="none" fo:border-bottom="0.5pt solid #000000"/>
    </style:style>
    <style:style style:name="Tabela3.J13" style:family="table-cell">
      <style:table-cell-properties fo:padding="0.097cm" fo:border-left="0.5pt solid #000000" fo:border-right="none" fo:border-top="none" fo:border-bottom="0.5pt solid #000000"/>
    </style:style>
    <style:style style:name="Tabela3.K1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4" style:family="table-cell">
      <style:table-cell-properties fo:padding="0.097cm" fo:border-left="0.5pt solid #000000" fo:border-right="none" fo:border-top="none" fo:border-bottom="0.5pt solid #000000"/>
    </style:style>
    <style:style style:name="Tabela3.B14" style:family="table-cell">
      <style:table-cell-properties fo:padding="0.097cm" fo:border-left="0.5pt solid #000000" fo:border-right="none" fo:border-top="none" fo:border-bottom="0.5pt solid #000000"/>
    </style:style>
    <style:style style:name="Tabela3.C14" style:family="table-cell">
      <style:table-cell-properties fo:padding="0.097cm" fo:border-left="0.5pt solid #000000" fo:border-right="none" fo:border-top="none" fo:border-bottom="0.5pt solid #000000"/>
    </style:style>
    <style:style style:name="Tabela3.D14" style:family="table-cell">
      <style:table-cell-properties fo:padding="0.097cm" fo:border-left="0.5pt solid #000000" fo:border-right="none" fo:border-top="none" fo:border-bottom="0.5pt solid #000000"/>
    </style:style>
    <style:style style:name="Tabela3.E14" style:family="table-cell">
      <style:table-cell-properties fo:padding="0.097cm" fo:border-left="0.5pt solid #000000" fo:border-right="none" fo:border-top="none" fo:border-bottom="0.5pt solid #000000"/>
    </style:style>
    <style:style style:name="Tabela3.F14" style:family="table-cell">
      <style:table-cell-properties fo:padding="0.097cm" fo:border-left="0.5pt solid #000000" fo:border-right="none" fo:border-top="none" fo:border-bottom="0.5pt solid #000000"/>
    </style:style>
    <style:style style:name="Tabela3.G14" style:family="table-cell">
      <style:table-cell-properties fo:padding="0.097cm" fo:border-left="0.5pt solid #000000" fo:border-right="none" fo:border-top="none" fo:border-bottom="0.5pt solid #000000"/>
    </style:style>
    <style:style style:name="Tabela3.H14" style:family="table-cell">
      <style:table-cell-properties fo:padding="0.097cm" fo:border-left="0.5pt solid #000000" fo:border-right="none" fo:border-top="none" fo:border-bottom="0.5pt solid #000000"/>
    </style:style>
    <style:style style:name="Tabela3.I14" style:family="table-cell">
      <style:table-cell-properties fo:padding="0.097cm" fo:border-left="0.5pt solid #000000" fo:border-right="none" fo:border-top="none" fo:border-bottom="0.5pt solid #000000"/>
    </style:style>
    <style:style style:name="Tabela3.J14" style:family="table-cell">
      <style:table-cell-properties fo:padding="0.097cm" fo:border-left="0.5pt solid #000000" fo:border-right="none" fo:border-top="none" fo:border-bottom="0.5pt solid #000000"/>
    </style:style>
    <style:style style:name="Tabela3.K1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5" style:family="table-cell">
      <style:table-cell-properties fo:padding="0.097cm" fo:border-left="0.5pt solid #000000" fo:border-right="none" fo:border-top="none" fo:border-bottom="0.5pt solid #000000"/>
    </style:style>
    <style:style style:name="Tabela3.B15" style:family="table-cell">
      <style:table-cell-properties fo:padding="0.097cm" fo:border-left="0.5pt solid #000000" fo:border-right="none" fo:border-top="none" fo:border-bottom="0.5pt solid #000000"/>
    </style:style>
    <style:style style:name="Tabela3.C15" style:family="table-cell">
      <style:table-cell-properties fo:padding="0.097cm" fo:border-left="0.5pt solid #000000" fo:border-right="none" fo:border-top="none" fo:border-bottom="0.5pt solid #000000"/>
    </style:style>
    <style:style style:name="Tabela3.D15" style:family="table-cell">
      <style:table-cell-properties fo:padding="0.097cm" fo:border-left="0.5pt solid #000000" fo:border-right="none" fo:border-top="none" fo:border-bottom="0.5pt solid #000000"/>
    </style:style>
    <style:style style:name="Tabela3.E15" style:family="table-cell">
      <style:table-cell-properties fo:padding="0.097cm" fo:border-left="0.5pt solid #000000" fo:border-right="none" fo:border-top="none" fo:border-bottom="0.5pt solid #000000"/>
    </style:style>
    <style:style style:name="Tabela3.F15" style:family="table-cell">
      <style:table-cell-properties fo:padding="0.097cm" fo:border-left="0.5pt solid #000000" fo:border-right="none" fo:border-top="none" fo:border-bottom="0.5pt solid #000000"/>
    </style:style>
    <style:style style:name="Tabela3.G15" style:family="table-cell">
      <style:table-cell-properties fo:padding="0.097cm" fo:border-left="0.5pt solid #000000" fo:border-right="none" fo:border-top="none" fo:border-bottom="0.5pt solid #000000"/>
    </style:style>
    <style:style style:name="Tabela3.H15" style:family="table-cell">
      <style:table-cell-properties fo:padding="0.097cm" fo:border-left="0.5pt solid #000000" fo:border-right="none" fo:border-top="none" fo:border-bottom="0.5pt solid #000000"/>
    </style:style>
    <style:style style:name="Tabela3.I15" style:family="table-cell">
      <style:table-cell-properties fo:padding="0.097cm" fo:border-left="0.5pt solid #000000" fo:border-right="none" fo:border-top="none" fo:border-bottom="0.5pt solid #000000"/>
    </style:style>
    <style:style style:name="Tabela3.J15" style:family="table-cell">
      <style:table-cell-properties fo:padding="0.097cm" fo:border-left="0.5pt solid #000000" fo:border-right="none" fo:border-top="none" fo:border-bottom="0.5pt solid #000000"/>
    </style:style>
    <style:style style:name="Tabela3.K15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8.401cm" table:align="margins" style:writing-mode="lr-tb"/>
    </style:style>
    <style:style style:name="Tabela4.A" style:family="table-column">
      <style:table-column-properties style:column-width="2.044cm" style:rel-column-width="7281*"/>
    </style:style>
    <style:style style:name="Tabela4.I" style:family="table-column">
      <style:table-column-properties style:column-width="2.046cm" style:rel-column-width="7287*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036433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P4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officeooo:paragraph-rsid="0002dd24" style:font-size-asian="10pt" style:font-weight-asian="bold" style:font-name-complex="Tahoma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paragraph-rsid="0002dd24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02dd24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paragraph-rsid="0002dd24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bold" officeooo:paragraph-rsid="0002dd24" style:font-size-asian="7pt" style:font-weight-asian="bold" style:font-size-complex="7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Nimbus Roman No9 L" fo:font-size="10pt" fo:language="pt" fo:country="BR" fo:font-style="normal" style:text-underline-style="none" fo:font-weight="normal" officeooo:paragraph-rsid="0005eea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style:text-position="0% 100%" style:font-name="Nimbus Roman No9 L" fo:font-size="10pt" fo:language="pt" fo:country="BR" fo:font-style="normal" style:text-underline-style="none" fo:font-weight="normal" officeooo:paragraph-rsid="0005eea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officeooo:rsid="000e0fbe" officeooo:paragraph-rsid="0005eeab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paragraph-rsid="0005eeab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rsid="000cb74e" officeooo:paragraph-rsid="0005eeab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rsid="00079053" officeooo:paragraph-rsid="00079053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rsid="000ca48f" officeooo:paragraph-rsid="000ca48f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rsid="000dcfb2" officeooo:paragraph-rsid="000dcfb2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rsid="000f71a1" officeooo:paragraph-rsid="000f71a1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rsid="001485c1" officeooo:paragraph-rsid="001485c1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131477" officeooo:paragraph-rsid="0005eeab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Courier New" fo:font-size="10pt" fo:font-weight="bold" officeooo:rsid="00131477" officeooo:paragraph-rsid="0005eeab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27e0d6" officeooo:paragraph-rsid="0005eeab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officeooo:rsid="00131477" officeooo:paragraph-rsid="0005eeab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officeooo:rsid="00131477" officeooo:paragraph-rsid="0012acf6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ourier New" fo:font-size="10pt" officeooo:rsid="00131477" officeooo:paragraph-rsid="0005eeab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urier New" fo:font-size="10pt" officeooo:rsid="000e0fbe" officeooo:paragraph-rsid="0005eeab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urier New" fo:font-size="10pt" officeooo:rsid="000e0fbe" officeooo:paragraph-rsid="0012acf6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Courier New" fo:font-size="10pt" officeooo:rsid="000e0fbe" officeooo:paragraph-rsid="0005eeab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10pt" officeooo:rsid="000e0fbe" officeooo:paragraph-rsid="0005eeab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officeooo:rsid="000e0fbe" officeooo:paragraph-rsid="0012acf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officeooo:rsid="001b4257" officeooo:paragraph-rsid="0005eeab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urier New" fo:font-size="10pt" officeooo:paragraph-rsid="0005eeab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10pt" officeooo:rsid="000efded" officeooo:paragraph-rsid="0005eeab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urier New" fo:font-size="10pt" officeooo:rsid="0011840c" officeooo:paragraph-rsid="0011840c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Courier New" fo:font-size="10pt" officeooo:rsid="0011840c" officeooo:paragraph-rsid="0011840c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urier New" fo:font-size="10pt" officeooo:rsid="0012acf6" officeooo:paragraph-rsid="0012acf6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urier New" fo:font-size="10pt" officeooo:rsid="00152f26" officeooo:paragraph-rsid="00152f2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9pt" officeooo:rsid="00131477" officeooo:paragraph-rsid="00152f26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style:font-name="Courier New" fo:font-size="9pt" officeooo:rsid="000e0fbe" officeooo:paragraph-rsid="00152f2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9pt" officeooo:paragraph-rsid="0005eea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font-weight="bold" officeooo:rsid="000cb74e" officeooo:paragraph-rsid="0005eeab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5eeab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paragraph-rsid="0005eeab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0152f26" officeooo:paragraph-rsid="00152f26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015e6a0" officeooo:paragraph-rsid="0015e6a0" style:font-size-asian="9pt" style:font-size-complex="9pt"/>
    </style:style>
    <style:style style:name="P46" style:family="paragraph" style:parent-style-name="Table_20_Contents">
      <style:paragraph-properties fo:text-align="justify" style:justify-single-word="false"/>
      <style:text-properties fo:color="#c9211e" style:font-name="Courier New" fo:font-size="9pt" officeooo:rsid="000e0fbe" officeooo:paragraph-rsid="00152f26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753bf" officeooo:paragraph-rsid="001753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rsid="000e0fbe" officeooo:paragraph-rsid="001753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1d1d63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1d64eb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1ff6a9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20f55b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216c72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235f6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Courier New" fo:font-size="9pt" officeooo:paragraph-rsid="0005eeab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Courier New" fo:font-size="9pt" officeooo:rsid="000e0fbe" officeooo:paragraph-rsid="00152f26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1ff6a9" officeooo:paragraph-rsid="001ff6a9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paragraph-rsid="0005eeab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20f55b" officeooo:paragraph-rsid="0020f55b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216c72" officeooo:paragraph-rsid="00216c7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152f26" officeooo:paragraph-rsid="0015e6a0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235f68" officeooo:paragraph-rsid="00235f68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officeooo:rsid="00152f26" officeooo:paragraph-rsid="001753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justify" style:justify-single-word="false" fo:break-before="page">
        <style:tab-stops/>
      </style:paragraph-properties>
      <style:text-properties style:use-window-font-color="true" style:text-position="0% 100%" style:font-name="Nimbus Roman No9 L" fo:font-size="10pt" fo:language="pt" fo:country="BR" fo:font-style="normal" style:text-underline-style="none" fo:font-weight="normal" officeooo:paragraph-rsid="0005eea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5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officeooo:paragraph-rsid="0002dd24" style:font-size-asian="10pt" style:font-weight-asian="bold" style:font-name-complex="Tahoma" style:font-size-complex="10pt" style:font-weight-complex="bold"/>
    </style:style>
    <style:style style:name="P66" style:family="paragraph" style:parent-style-name="Header" style:master-page-name="Standard">
      <style:paragraph-properties fo:text-align="center" style:justify-single-word="false" fo:orphans="2" fo:widows="2" style:page-number="auto" fo:padding="0cm" fo:border="none" style:shadow="none" style:snap-to-layout-grid="false" style:writing-mode="lr-tb"/>
      <style:text-properties style:use-window-font-color="true" style:font-name="Nimbus Roman No9 L" fo:font-size="11pt" fo:language="pt" fo:country="BR" fo:font-style="normal" style:text-underline-style="solid" style:text-underline-width="auto" style:text-underline-color="font-color" fo:font-weight="bold" officeooo:rsid="0021aa3d" officeooo:paragraph-rsid="0002dd24" style:font-name-asian="Times New Roman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67" style:family="paragraph" style:parent-style-name="Standard" style:list-style-name="L1">
      <style:paragraph-properties fo:text-align="justify" style:justify-single-word="false"/>
      <style:text-properties style:use-window-font-color="true" style:font-name="Nimbus Roman No9 L" fo:font-size="10pt" fo:language="pt" fo:country="BR" fo:font-style="normal" style:text-underline-style="none" fo:font-weight="normal" officeooo:rsid="00095a6d" officeooo:paragraph-rsid="0005eea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8" style:family="paragraph" style:parent-style-name="Standard" style:list-style-name="L1">
      <style:paragraph-properties fo:text-align="justify" style:justify-single-word="false"/>
      <style:text-properties style:use-window-font-color="true" style:font-name="Nimbus Roman No9 L" fo:font-size="5pt" fo:language="pt" fo:country="BR" fo:font-style="normal" fo:font-weight="normal" officeooo:rsid="00095a6d" officeooo:paragraph-rsid="0005eeab" style:font-name-asian="Times New Roman" style:font-size-asian="4.34999990463257pt" style:font-style-asian="normal" style:font-weight-asian="normal" style:font-name-complex="Times New Roman" style:font-size-complex="5pt" style:language-complex="ar" style:country-complex="SA" style:font-style-complex="normal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Nimbus Roman No9 L" fo:font-size="10pt" officeooo:paragraph-rsid="0005eeab" style:font-size-asian="10pt" style:font-size-complex="10pt"/>
    </style:style>
    <style:style style:name="P70" style:family="paragraph" style:parent-style-name="Standard">
      <style:text-properties officeooo:paragraph-rsid="002f43eb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officeooo:rsid="00131477" officeooo:paragraph-rsid="0012acf6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Courier New" fo:font-size="10pt" officeooo:rsid="00131477" officeooo:paragraph-rsid="0028246f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Courier New" fo:font-size="10pt" officeooo:rsid="00131477" officeooo:paragraph-rsid="0028ad49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ourier New" fo:font-size="10pt" officeooo:rsid="00131477" officeooo:paragraph-rsid="002f43eb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Courier New" fo:font-size="10pt" officeooo:rsid="002e948a" officeooo:paragraph-rsid="0028ad49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0pt" officeooo:rsid="002e948a" officeooo:paragraph-rsid="002f43eb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urier New" fo:font-size="10pt" officeooo:rsid="002e948a" officeooo:paragraph-rsid="0005eeab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officeooo:rsid="000e0fbe" officeooo:paragraph-rsid="002ea40e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9pt" officeooo:rsid="00131477" officeooo:paragraph-rsid="002ea40e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9pt" officeooo:rsid="00131477" officeooo:paragraph-rsid="002f43eb" style:font-size-asian="9pt" style:font-size-complex="9pt"/>
    </style:style>
    <style:style style:name="P81" style:family="paragraph" style:parent-style-name="Table_20_Contents">
      <style:paragraph-properties fo:text-align="justify" style:justify-single-word="false"/>
      <style:text-properties style:font-name="Courier New" fo:font-size="9pt" officeooo:rsid="00390e09" officeooo:paragraph-rsid="00390e09" style:font-size-asian="9pt" style:font-size-complex="9pt"/>
    </style:style>
    <style:style style:name="P82" style:family="paragraph" style:parent-style-name="Table_20_Contents">
      <style:paragraph-properties fo:text-align="justify" style:justify-single-word="false"/>
      <style:text-properties style:font-name="Courier New" fo:font-size="9pt" officeooo:rsid="000e0fbe" officeooo:paragraph-rsid="00152f26" style:font-size-asian="9pt" style:font-size-complex="9pt"/>
    </style:style>
    <style:style style:name="P83" style:family="paragraph" style:parent-style-name="Table_20_Contents">
      <style:paragraph-properties fo:text-align="justify" style:justify-single-word="false"/>
      <style:text-properties style:font-name="Courier New" fo:font-size="9pt" officeooo:rsid="00152f26" officeooo:paragraph-rsid="0015e6a0" style:font-size-asian="9pt" style:font-size-complex="9pt"/>
    </style:style>
    <style:style style:name="P84" style:family="paragraph" style:parent-style-name="Table_20_Contents">
      <style:paragraph-properties fo:text-align="justify" style:justify-single-word="false"/>
      <style:text-properties style:font-name="Courier New" fo:font-size="9pt" officeooo:rsid="00152f26" officeooo:paragraph-rsid="00152f26" style:font-size-asian="9pt" style:font-size-complex="9pt"/>
    </style:style>
    <style:style style:name="P85" style:family="paragraph" style:parent-style-name="Table_20_Contents">
      <style:paragraph-properties fo:text-align="justify" style:justify-single-word="false"/>
      <style:text-properties style:font-name="Courier New" fo:font-size="9pt" officeooo:rsid="003dfed6" officeooo:paragraph-rsid="003dfed6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fo:color="#c9211e" style:font-name="Courier New" fo:font-size="10pt" officeooo:rsid="000e0fbe" officeooo:paragraph-rsid="002ea40e" style:font-size-asian="10pt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fo:color="#c9211e" style:font-name="Courier New" fo:font-size="9pt" officeooo:rsid="00390e09" officeooo:paragraph-rsid="00390e09" style:font-size-asian="9pt" style:font-size-complex="9pt"/>
    </style:style>
    <style:style style:name="P88" style:family="paragraph" style:parent-style-name="Table_20_Contents">
      <style:paragraph-properties fo:text-align="justify" style:justify-single-word="false"/>
      <style:text-properties fo:color="#c9211e" style:font-name="Courier New" fo:font-size="9pt" officeooo:rsid="00152f26" officeooo:paragraph-rsid="0015e6a0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2ea40e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31d34d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color="#000000" style:font-name="Courier New" fo:font-size="10pt" officeooo:rsid="000e0fbe" officeooo:paragraph-rsid="00333bc2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33b43a" officeooo:paragraph-rsid="0033b43a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34f20a" officeooo:paragraph-rsid="0034f20a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37318c" officeooo:paragraph-rsid="0037318c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Courier New" fo:font-size="9pt" fo:font-weight="normal" officeooo:rsid="003dfed6" officeooo:paragraph-rsid="003dfed6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officeooo:rsid="00152f26" officeooo:paragraph-rsid="001753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9pt" officeooo:rsid="003e83a4" officeooo:paragraph-rsid="003e83a4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364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6433" style:font-weight-asian="bold" style:font-weight-complex="bold"/>
    </style:style>
    <style:style style:name="T5" style:family="text">
      <style:text-properties officeooo:rsid="001ec225"/>
    </style:style>
    <style:style style:name="T6" style:family="text">
      <style:text-properties officeooo:rsid="000f71a1"/>
    </style:style>
    <style:style style:name="T7" style:family="text">
      <style:text-properties officeooo:rsid="0002dd24"/>
    </style:style>
    <style:style style:name="T8" style:family="text">
      <style:text-properties officeooo:rsid="002032b6"/>
    </style:style>
    <style:style style:name="T9" style:family="text">
      <style:text-properties style:use-window-font-color="true" fo:language="pt" fo:country="BR" fo:font-style="normal" fo:font-weight="normal" officeooo:rsid="00095a6d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" style:family="text">
      <style:text-properties style:use-window-font-color="true" fo:language="pt" fo:country="BR" fo:font-style="normal" fo:font-weight="normal" officeooo:rsid="0010aa82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" style:family="text">
      <style:text-properties style:use-window-font-color="true" fo:language="pt" fo:country="BR" fo:font-style="normal" fo:font-weight="normal" officeooo:rsid="0012acf6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2" style:family="text">
      <style:text-properties style:use-window-font-color="true" fo:language="pt" fo:country="BR" fo:font-style="normal" fo:font-weight="bold" officeooo:rsid="0010aa82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" style:family="text">
      <style:text-properties style:use-window-font-color="true" fo:language="pt" fo:country="BR" fo:font-style="italic" fo:font-weight="normal" officeooo:rsid="00095a6d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4" style:family="text">
      <style:text-properties style:use-window-font-color="true" fo:language="pt" fo:country="BR" fo:font-style="italic" fo:font-weight="bold" officeooo:rsid="00095a6d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5" style:family="text">
      <style:text-properties style:use-window-font-color="true" fo:language="pt" fo:country="BR" fo:font-style="italic" fo:font-weight="bold" officeooo:rsid="00077203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6" style:family="text">
      <style:text-properties style:use-window-font-color="true" fo:language="pt" fo:country="BR" fo:font-style="italic" fo:font-weight="bold" officeooo:rsid="000a6f62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7" style:family="text">
      <style:text-properties style:use-window-font-color="true" fo:language="pt" fo:country="BR" fo:font-style="italic" fo:font-weight="bold" officeooo:rsid="0010aa82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8" style:family="text">
      <style:text-properties style:use-window-font-color="true" fo:language="pt" fo:country="BR" fo:font-style="italic" fo:font-weight="bold" officeooo:rsid="0012acf6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9" style:family="text">
      <style:text-properties style:use-window-font-color="true" fo:language="pt" fo:country="BR" fo:font-style="italic" fo:font-weight="bold" officeooo:rsid="001485c1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20" style:family="text">
      <style:text-properties officeooo:rsid="0027e0d6"/>
    </style:style>
    <style:style style:name="T21" style:family="text">
      <style:text-properties officeooo:rsid="000dcfb2"/>
    </style:style>
    <style:style style:name="T22" style:family="text">
      <style:text-properties officeooo:rsid="0011840c"/>
    </style:style>
    <style:style style:name="T23" style:family="text">
      <style:text-properties officeooo:rsid="0012acf6"/>
    </style:style>
    <style:style style:name="T24" style:family="text">
      <style:text-properties officeooo:rsid="001485c1"/>
    </style:style>
    <style:style style:name="T25" style:family="text">
      <style:text-properties officeooo:rsid="0015e6a0"/>
    </style:style>
    <style:style style:name="T26" style:family="text">
      <style:text-properties officeooo:rsid="001753bf"/>
    </style:style>
    <style:style style:name="T27" style:family="text">
      <style:text-properties officeooo:rsid="00216c72"/>
    </style:style>
    <style:style style:name="T28" style:family="text">
      <style:text-properties officeooo:rsid="00235f68"/>
    </style:style>
    <style:style style:name="T29" style:family="text">
      <style:text-properties officeooo:rsid="0028246f"/>
    </style:style>
    <style:style style:name="T30" style:family="text">
      <style:text-properties officeooo:rsid="0028ad49"/>
    </style:style>
    <style:style style:name="T31" style:family="text">
      <style:text-properties officeooo:rsid="0029c349"/>
    </style:style>
    <style:style style:name="T32" style:family="text">
      <style:text-properties officeooo:rsid="002af167"/>
    </style:style>
    <style:style style:name="T33" style:family="text">
      <style:text-properties officeooo:rsid="002c492e"/>
    </style:style>
    <style:style style:name="T34" style:family="text">
      <style:text-properties officeooo:rsid="002ea40e"/>
    </style:style>
    <style:style style:name="T35" style:family="text">
      <style:text-properties officeooo:rsid="003eb301"/>
    </style:style>
    <style:style style:name="fr1" style:family="graphic" style:parent-style-name="Graphics">
      <style:graphic-properties fo:margin-left="0cm" fo:margin-right="0cm" style:vertical-pos="middle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Questões</text:p>
      <text:list xml:id="list4090850124" text:style-name="L1">
        <text:list-header>
          <text:p text:style-name="P67"/>
        </text:list-header>
        <text:list-item>
          <text:p text:style-name="P69"><text:span text:style-name="T9">Mostre passo a passo os conteúdos dos registradores </text:span><text:span text:style-name="T12">PC</text:span><text:span text:style-name="T10">,</text:span><text:span text:style-name="T9"> </text:span><text:span text:style-name="T18">$at </text:span><text:span text:style-name="T19">($1)</text:span><text:span text:style-name="T11">, </text:span><text:span text:style-name="T14">$t</text:span><text:span text:style-name="T17">0</text:span><text:span text:style-name="T14">, $t</text:span><text:span text:style-name="T17">1</text:span><text:span text:style-name="T14">, </text:span><text:span text:style-name="T15">$t</text:span><text:span text:style-name="T17">2</text:span><text:span text:style-name="T14">, </text:span><text:span text:style-name="T17">$s0</text:span><text:span text:style-name="T16">, </text:span><text:span text:style-name="T14">$s</text:span><text:span text:style-name="T17">1</text:span><text:span text:style-name="T14">, $</text:span><text:span text:style-name="T17">s2 e $s3</text:span><text:span text:style-name="T9"> durante a execução do seguinte trecho de código </text:span><text:span text:style-name="T13">assembly</text:span><text:span text:style-name="T9"> do microprocessador MIPS.</text:span></text:p>
          <text:p text:style-name="P68"/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0">Linha</text:p>
          </table:table-cell>
          <table:table-cell table:style-name="Tabela2.B1" office:value-type="string">
            <text:p text:style-name="P20">Endereço</text:p>
          </table:table-cell>
          <table:table-cell table:style-name="Tabela2.C1" office:value-type="string">
            <text:p text:style-name="P22">Rótulo</text:p>
          </table:table-cell>
          <table:table-cell table:style-name="Tabela2.D1" office:value-type="string">
            <text:p text:style-name="P21">Instruç<text:span text:style-name="T20">ão</text:span></text:p>
          </table:table-cell>
        </table:table-row>
        <table:table-row>
          <table:table-cell table:style-name="Tabela2.A2" office:value-type="string">
            <text:p text:style-name="P23"/>
          </table:table-cell>
          <table:table-cell table:style-name="Tabela2.B2" office:value-type="string">
            <text:p text:style-name="P23">--------</text:p>
          </table:table-cell>
          <table:table-cell table:style-name="Tabela2.C2" office:value-type="string">
            <text:p text:style-name="P26"/>
          </table:table-cell>
          <table:table-cell table:style-name="Tabela2.D2" office:value-type="string">
            <text:p text:style-name="P26">.data <text:s/># 0x10010000</text:p>
          </table:table-cell>
        </table:table-row>
        <table:table-row>
          <table:table-cell table:style-name="Tabela2.A2" office:value-type="string">
            <text:p text:style-name="P31"/>
          </table:table-cell>
          <table:table-cell table:style-name="Tabela2.B2" office:value-type="string">
            <text:p text:style-name="P30">10010000</text:p>
          </table:table-cell>
          <table:table-cell table:style-name="Tabela2.C2" office:value-type="string">
            <text:p text:style-name="P32">X:</text:p>
          </table:table-cell>
          <table:table-cell table:style-name="Tabela2.D2" office:value-type="string">
            <text:p text:style-name="P26">.word 3</text:p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 office:value-type="string">
            <text:p text:style-name="P30">1001000<text:span text:style-name="T23">4</text:span></text:p>
          </table:table-cell>
          <table:table-cell table:style-name="Tabela2.C2" office:value-type="string">
            <text:p text:style-name="P35">Y:</text:p>
          </table:table-cell>
          <table:table-cell table:style-name="Tabela2.D2" office:value-type="string">
            <text:p text:style-name="P26">.<text:span text:style-name="T22">word 2</text:span></text:p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0">1001000<text:span text:style-name="T23">8</text:span></text:p>
          </table:table-cell>
          <table:table-cell table:style-name="Tabela2.C2" office:value-type="string">
            <text:p text:style-name="P34">Z:</text:p>
          </table:table-cell>
          <table:table-cell table:style-name="Tabela2.D2" office:value-type="string">
            <text:p text:style-name="P12">.<text:span text:style-name="T22">word 4</text:span></text:p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12">.text <text:s/># 0x00400000</text:p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.globl main</text:p>
          </table:table-cell>
        </table:table-row>
        <table:table-row>
          <table:table-cell table:style-name="Tabela2.A2" office:value-type="string">
            <text:p text:style-name="P37">01</text:p>
          </table:table-cell>
          <table:table-cell table:style-name="Tabela2.B2" office:value-type="string">
            <text:p text:style-name="P24">00400000</text:p>
          </table:table-cell>
          <table:table-cell table:style-name="Tabela2.C2" office:value-type="string">
            <text:p text:style-name="P29">main:</text:p>
          </table:table-cell>
          <table:table-cell table:style-name="Tabela2.D2" office:value-type="string">
            <text:p text:style-name="P27">la $t0,X <text:s text:c="2"/><text:span text:style-name="T23"># lui $1,0x1001</text:span></text:p>
          </table:table-cell>
        </table:table-row>
        <table:table-row>
          <table:table-cell table:style-name="Tabela2.A2" office:value-type="string">
            <text:p text:style-name="P37">02</text:p>
          </table:table-cell>
          <table:table-cell table:style-name="Tabela2.B2" office:value-type="string">
            <text:p text:style-name="P72">0040000<text:span text:style-name="T29">4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<text:s text:c="11"/><text:span text:style-name="T24"># ori $8,$1,0x0000</text:span></text:p>
          </table:table-cell>
        </table:table-row>
        <table:table-row>
          <table:table-cell table:style-name="Tabela2.A2" office:value-type="string">
            <text:p text:style-name="P37">03</text:p>
          </table:table-cell>
          <table:table-cell table:style-name="Tabela2.B2" office:value-type="string">
            <text:p text:style-name="P72">004000<text:span text:style-name="T29">08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la $t1,Y <text:s text:c="2"/><text:span text:style-name="T24"># lui $1,0x1001</text:span></text:p>
          </table:table-cell>
        </table:table-row>
        <table:table-row>
          <table:table-cell table:style-name="Tabela2.A2" office:value-type="string">
            <text:p text:style-name="P37">04</text:p>
          </table:table-cell>
          <table:table-cell table:style-name="Tabela2.B2" office:value-type="string">
            <text:p text:style-name="P72">004000<text:span text:style-name="T29">C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<text:s text:c="11"/><text:span text:style-name="T24"># ori $9,$1,0x0004</text:span> </text:p>
          </table:table-cell>
        </table:table-row>
        <table:table-row>
          <table:table-cell table:style-name="Tabela2.A2" office:value-type="string">
            <text:p text:style-name="P37">05</text:p>
          </table:table-cell>
          <table:table-cell table:style-name="Tabela2.B2" office:value-type="string">
            <text:p text:style-name="P72">004000<text:span text:style-name="T29">1</text:span><text:span text:style-name="T31">0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la $t2,Z <text:s text:c="2"/><text:span text:style-name="T24"># lui $1,0x1001</text:span></text:p>
          </table:table-cell>
        </table:table-row>
        <table:table-row>
          <table:table-cell table:style-name="Tabela2.A2" office:value-type="string">
            <text:p text:style-name="P37">06</text:p>
          </table:table-cell>
          <table:table-cell table:style-name="Tabela2.B2" office:value-type="string">
            <text:p text:style-name="P72">004000<text:span text:style-name="T31">14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<text:s text:c="11"/><text:span text:style-name="T24"># ori $10,$1,0x0008</text:span></text:p>
          </table:table-cell>
        </table:table-row>
        <table:table-row>
          <table:table-cell table:style-name="Tabela2.A2" office:value-type="string">
            <text:p text:style-name="P37">07</text:p>
          </table:table-cell>
          <table:table-cell table:style-name="Tabela2.B2" office:value-type="string">
            <text:p text:style-name="P72">004000<text:span text:style-name="T31">18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lw $s0, 0($t0)</text:p>
          </table:table-cell>
        </table:table-row>
        <table:table-row>
          <table:table-cell table:style-name="Tabela2.A2" office:value-type="string">
            <text:p text:style-name="P37">08</text:p>
          </table:table-cell>
          <table:table-cell table:style-name="Tabela2.B2" office:value-type="string">
            <text:p text:style-name="P72">004000<text:span text:style-name="T31">1C</text:span></text:p>
          </table:table-cell>
          <table:table-cell table:style-name="Tabela2.C2" office:value-type="string">
            <text:p text:style-name="P28"/>
          </table:table-cell>
          <table:table-cell table:style-name="Tabela2.D2" office:value-type="string">
            <text:p text:style-name="P26">lw $s1, 0($t1)</text:p>
          </table:table-cell>
        </table:table-row>
        <table:table-row>
          <table:table-cell table:style-name="Tabela2.A2" office:value-type="string">
            <text:p text:style-name="P37">09</text:p>
          </table:table-cell>
          <table:table-cell table:style-name="Tabela2.B2" office:value-type="string">
            <text:p text:style-name="P72">004000<text:span text:style-name="T32">2</text:span><text:span text:style-name="T33">0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lw $s2, 0($t2)</text:p>
          </table:table-cell>
        </table:table-row>
        <table:table-row>
          <table:table-cell table:style-name="Tabela2.A2" office:value-type="string">
            <text:p text:style-name="P37">10</text:p>
          </table:table-cell>
          <table:table-cell table:style-name="Tabela2.B2" office:value-type="string">
            <text:p text:style-name="P73">004000<text:span text:style-name="T33">24</text:span></text:p>
          </table:table-cell>
          <table:table-cell table:style-name="Tabela2.C2" office:value-type="string">
            <text:p text:style-name="P28"/>
          </table:table-cell>
          <table:table-cell table:style-name="Tabela2.D2" office:value-type="string">
            <text:p text:style-name="P26">add $s3,$s0,$s1</text:p>
          </table:table-cell>
        </table:table-row>
        <table:table-row>
          <table:table-cell table:style-name="Tabela2.A2" office:value-type="string">
            <text:p text:style-name="P37">11</text:p>
          </table:table-cell>
          <table:table-cell table:style-name="Tabela2.B2" office:value-type="string">
            <text:p text:style-name="P73">004000<text:span text:style-name="T33">28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>sub $s1,$s3,$s2</text:p>
          </table:table-cell>
        </table:table-row>
        <table:table-row>
          <table:table-cell table:style-name="Tabela2.A2" office:value-type="string">
            <text:p text:style-name="P37">12</text:p>
          </table:table-cell>
          <table:table-cell table:style-name="Tabela2.B2" office:value-type="string">
            <text:p text:style-name="P75">004000<text:span text:style-name="T33">2C</text:span></text:p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33">sw $s1, 0($t1)</text:p>
          </table:table-cell>
        </table:table-row>
        <table:table-row>
          <table:table-cell table:style-name="Tabela2.A2" office:value-type="string">
            <text:p text:style-name="P37">13</text:p>
          </table:table-cell>
          <table:table-cell table:style-name="Tabela2.B2" office:value-type="string">
            <text:p text:style-name="P32"/>
          </table:table-cell>
          <table:table-cell table:style-name="Tabela2.C2" office:value-type="string">
            <text:p text:style-name="P36">Exit:</text:p>
          </table:table-cell>
          <table:table-cell table:style-name="Tabela2.D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C2" office:value-type="string">
            <text:p text:style-name="P32"/>
          </table:table-cell>
          <table:table-cell table:style-name="Tabela2.D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77"/>
          </table:table-cell>
          <table:table-cell table:style-name="Tabela2.C23" office:value-type="string">
            <text:p text:style-name="P28"/>
          </table:table-cell>
          <table:table-cell table:style-name="Tabela2.D23" office:value-type="string">
            <text:p text:style-name="P26"/>
          </table:table-cell>
        </table:table-row>
      </table:table>
      <text:p text:style-name="P11"/>
      <text:p text:style-name="P6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 table:number-columns-repeated="3"/>
        <table:table-header-rows>
          <table:table-row>
            <table:table-cell table:style-name="Tabela3.A1" office:value-type="string">
              <text:p text:style-name="P13">Passo</text:p>
            </table:table-cell>
            <table:table-cell table:style-name="Tabela3.B1" office:value-type="string">
              <text:p text:style-name="P13">Linha</text:p>
            </table:table-cell>
            <table:table-cell table:style-name="Tabela3.C1" office:value-type="string">
              <text:p text:style-name="P16">PC</text:p>
            </table:table-cell>
            <table:table-cell table:style-name="Tabela3.D1" office:value-type="string">
              <text:p text:style-name="P19">$at</text:p>
            </table:table-cell>
            <table:table-cell table:style-name="Tabela3.E1" office:value-type="string">
              <text:p text:style-name="P14">$t<text:span text:style-name="T21">0</text:span></text:p>
            </table:table-cell>
            <table:table-cell table:style-name="Tabela3.F1" office:value-type="string">
              <text:p text:style-name="P14">$t<text:span text:style-name="T21">1</text:span></text:p>
            </table:table-cell>
            <table:table-cell table:style-name="Tabela3.G1" office:value-type="string">
              <text:p text:style-name="P15">$t<text:span text:style-name="T21">2</text:span></text:p>
            </table:table-cell>
            <table:table-cell table:style-name="Tabela3.H1" office:value-type="string">
              <text:p text:style-name="P17">$s0</text:p>
            </table:table-cell>
            <table:table-cell table:style-name="Tabela3.I1" office:value-type="string">
              <text:p text:style-name="P17">$s1</text:p>
            </table:table-cell>
            <table:table-cell table:style-name="Tabela3.J1" office:value-type="string">
              <text:p text:style-name="P18">$s2</text:p>
            </table:table-cell>
            <table:table-cell table:style-name="Tabela3.K1" office:value-type="string">
              <text:p text:style-name="P41">$<text:span text:style-name="T6">s3</text:span></text:p>
            </table:table-cell>
          </table:table-row>
        </table:table-header-rows>
        <table:table-row>
          <table:table-cell table:style-name="Tabela3.A14" office:value-type="string">
            <text:p text:style-name="P42">1</text:p>
          </table:table-cell>
          <table:table-cell table:style-name="Tabela3.B2" office:value-type="string">
            <text:p text:style-name="P43">01</text:p>
          </table:table-cell>
          <table:table-cell table:style-name="Tabela3.C2" office:value-type="string">
            <text:p text:style-name="P24">00400000</text:p>
          </table:table-cell>
          <table:table-cell table:style-name="Tabela3.D2" office:value-type="string">
            <text:p text:style-name="P86"/>
          </table:table-cell>
          <table:table-cell table:style-name="Tabela3.E2" office:value-type="string">
            <text:p text:style-name="P78"/>
          </table:table-cell>
          <table:table-cell table:style-name="Tabela3.F2" office:value-type="string">
            <text:p text:style-name="P40"/>
          </table:table-cell>
          <table:table-cell table:style-name="Tabela3.G2" office:value-type="string">
            <text:p text:style-name="P40"/>
          </table:table-cell>
          <table:table-cell table:style-name="Tabela3.H2" office:value-type="string">
            <text:p text:style-name="P40"/>
          </table:table-cell>
          <table:table-cell table:style-name="Tabela3.I2" office:value-type="string">
            <text:p text:style-name="P40"/>
          </table:table-cell>
          <table:table-cell table:style-name="Tabela3.J2" office:value-type="string">
            <text:p text:style-name="P40"/>
          </table:table-cell>
          <table:table-cell table:style-name="Tabela3.K2" office:value-type="string">
            <text:p text:style-name="P40"/>
          </table:table-cell>
        </table:table-row>
        <table:table-row>
          <table:table-cell table:style-name="Tabela3.A14" office:value-type="string">
            <text:p text:style-name="P42">2</text:p>
          </table:table-cell>
          <table:table-cell table:style-name="Tabela3.B3" office:value-type="string">
            <text:p text:style-name="P44">02</text:p>
          </table:table-cell>
          <table:table-cell table:style-name="Tabela3.C3" office:value-type="string">
            <text:p text:style-name="P72">0040000<text:span text:style-name="T29">4</text:span></text:p>
          </table:table-cell>
          <table:table-cell table:style-name="Tabela3.D3" office:value-type="string">
            <text:p text:style-name="P86">10010000</text:p>
          </table:table-cell>
          <table:table-cell table:style-name="Tabela3.E3" office:value-type="string">
            <text:p text:style-name="P89"/>
          </table:table-cell>
          <table:table-cell table:style-name="Tabela3.F3" office:value-type="string">
            <text:p text:style-name="P49"/>
          </table:table-cell>
          <table:table-cell table:style-name="Tabela3.G3" office:value-type="string">
            <text:p text:style-name="P55"/>
          </table:table-cell>
          <table:table-cell table:style-name="Tabela3.H3" office:value-type="string">
            <text:p text:style-name="P55"/>
          </table:table-cell>
          <table:table-cell table:style-name="Tabela3.I3" office:value-type="string">
            <text:p text:style-name="P55"/>
          </table:table-cell>
          <table:table-cell table:style-name="Tabela3.J3" office:value-type="string">
            <text:p text:style-name="P55"/>
          </table:table-cell>
          <table:table-cell table:style-name="Tabela3.K3" office:value-type="string">
            <text:p text:style-name="P55"/>
          </table:table-cell>
        </table:table-row>
        <table:table-row>
          <table:table-cell table:style-name="Tabela3.A14" office:value-type="string">
            <text:p text:style-name="P42">3</text:p>
          </table:table-cell>
          <table:table-cell table:style-name="Tabela3.B4" office:value-type="string">
            <text:p text:style-name="P44">03</text:p>
          </table:table-cell>
          <table:table-cell table:style-name="Tabela3.C4" office:value-type="string">
            <text:p text:style-name="P72">004000<text:span text:style-name="T29">08</text:span></text:p>
          </table:table-cell>
          <table:table-cell table:style-name="Tabela3.D4" office:value-type="string">
            <text:p text:style-name="P86">10010000</text:p>
          </table:table-cell>
          <table:table-cell table:style-name="Tabela3.E4" office:value-type="string">
            <text:p text:style-name="P89">10010000</text:p>
          </table:table-cell>
          <table:table-cell table:style-name="Tabela3.F4" office:value-type="string">
            <text:p text:style-name="P50"/>
          </table:table-cell>
          <table:table-cell table:style-name="Tabela3.G4" office:value-type="string">
            <text:p text:style-name="P50"/>
          </table:table-cell>
          <table:table-cell table:style-name="Tabela3.H4" office:value-type="string">
            <text:p text:style-name="P55"/>
          </table:table-cell>
          <table:table-cell table:style-name="Tabela3.I4" office:value-type="string">
            <text:p text:style-name="P55"/>
          </table:table-cell>
          <table:table-cell table:style-name="Tabela3.J4" office:value-type="string">
            <text:p text:style-name="P55"/>
          </table:table-cell>
          <table:table-cell table:style-name="Tabela3.K4" office:value-type="string">
            <text:p text:style-name="P55"/>
          </table:table-cell>
        </table:table-row>
        <table:table-row>
          <table:table-cell table:style-name="Tabela3.A14" office:value-type="string">
            <text:p text:style-name="P42">4</text:p>
          </table:table-cell>
          <table:table-cell table:style-name="Tabela3.B5" office:value-type="string">
            <text:p text:style-name="P44">04</text:p>
          </table:table-cell>
          <table:table-cell table:style-name="Tabela3.C5" office:value-type="string">
            <text:p text:style-name="P72">004000<text:span text:style-name="T29">C</text:span></text:p>
          </table:table-cell>
          <table:table-cell table:style-name="Tabela3.D5" office:value-type="string">
            <text:p text:style-name="P86">10010000</text:p>
          </table:table-cell>
          <table:table-cell table:style-name="Tabela3.E5" office:value-type="string">
            <text:p text:style-name="P89">10010000</text:p>
          </table:table-cell>
          <table:table-cell table:style-name="Tabela3.F5" office:value-type="string">
            <text:p text:style-name="P90"/>
          </table:table-cell>
          <table:table-cell table:style-name="Tabela3.G5" office:value-type="string">
            <text:p text:style-name="P51"/>
          </table:table-cell>
          <table:table-cell table:style-name="Tabela3.H5" office:value-type="string">
            <text:p text:style-name="P57"/>
          </table:table-cell>
          <table:table-cell table:style-name="Tabela3.I5" office:value-type="string">
            <text:p text:style-name="P58"/>
          </table:table-cell>
          <table:table-cell table:style-name="Tabela3.J5" office:value-type="string">
            <text:p text:style-name="P58"/>
          </table:table-cell>
          <table:table-cell table:style-name="Tabela3.K5" office:value-type="string">
            <text:p text:style-name="P58"/>
          </table:table-cell>
        </table:table-row>
        <table:table-row>
          <table:table-cell table:style-name="Tabela3.A14" office:value-type="string">
            <text:p text:style-name="P42">5</text:p>
          </table:table-cell>
          <table:table-cell table:style-name="Tabela3.B6" office:value-type="string">
            <text:p text:style-name="P44">05</text:p>
          </table:table-cell>
          <table:table-cell table:style-name="Tabela3.C6" office:value-type="string">
            <text:p text:style-name="P72">004000<text:span text:style-name="T29">1</text:span><text:span text:style-name="T31">0</text:span></text:p>
          </table:table-cell>
          <table:table-cell table:style-name="Tabela3.D6" office:value-type="string">
            <text:p text:style-name="P86">10010000</text:p>
          </table:table-cell>
          <table:table-cell table:style-name="Tabela3.E6" office:value-type="string">
            <text:p text:style-name="P89">10010000</text:p>
          </table:table-cell>
          <table:table-cell table:style-name="Tabela3.F6" office:value-type="string">
            <text:p text:style-name="P90">1001000<text:span text:style-name="T23">4</text:span></text:p>
          </table:table-cell>
          <table:table-cell table:style-name="Tabela3.G6" office:value-type="string">
            <text:p text:style-name="P91"/>
          </table:table-cell>
          <table:table-cell table:style-name="Tabela3.H6" office:value-type="string">
            <text:p text:style-name="P57"/>
          </table:table-cell>
          <table:table-cell table:style-name="Tabela3.I6" office:value-type="string">
            <text:p text:style-name="P57"/>
          </table:table-cell>
          <table:table-cell table:style-name="Tabela3.J6" office:value-type="string">
            <text:p text:style-name="P58"/>
          </table:table-cell>
          <table:table-cell table:style-name="Tabela3.K6" office:value-type="string">
            <text:p text:style-name="P58"/>
          </table:table-cell>
        </table:table-row>
        <table:table-row>
          <table:table-cell table:style-name="Tabela3.A14" office:value-type="string">
            <text:p text:style-name="P42">6</text:p>
          </table:table-cell>
          <table:table-cell table:style-name="Tabela3.B7" office:value-type="string">
            <text:p text:style-name="P44">06</text:p>
          </table:table-cell>
          <table:table-cell table:style-name="Tabela3.C7" office:value-type="string">
            <text:p text:style-name="P72">004000<text:span text:style-name="T31">14</text:span></text:p>
          </table:table-cell>
          <table:table-cell table:style-name="Tabela3.D7" office:value-type="string">
            <text:p text:style-name="P86">10010000</text:p>
          </table:table-cell>
          <table:table-cell table:style-name="Tabela3.E7" office:value-type="string">
            <text:p text:style-name="P89">10010000</text:p>
          </table:table-cell>
          <table:table-cell table:style-name="Tabela3.F7" office:value-type="string">
            <text:p text:style-name="P90">1001000<text:span text:style-name="T23">4</text:span></text:p>
          </table:table-cell>
          <table:table-cell table:style-name="Tabela3.G7" office:value-type="string">
            <text:p text:style-name="P91"/>
          </table:table-cell>
          <table:table-cell table:style-name="Tabela3.H7" office:value-type="string">
            <text:p text:style-name="P92"/>
          </table:table-cell>
          <table:table-cell table:style-name="Tabela3.I7" office:value-type="string">
            <text:p text:style-name="P57"/>
          </table:table-cell>
          <table:table-cell table:style-name="Tabela3.J7" office:value-type="string">
            <text:p text:style-name="P57"/>
          </table:table-cell>
          <table:table-cell table:style-name="Tabela3.K7" office:value-type="string">
            <text:p text:style-name="P58"/>
          </table:table-cell>
        </table:table-row>
        <table:table-row>
          <table:table-cell table:style-name="Tabela3.A14" office:value-type="string">
            <text:p text:style-name="P42">7</text:p>
          </table:table-cell>
          <table:table-cell table:style-name="Tabela3.B8" office:value-type="string">
            <text:p text:style-name="P44">07</text:p>
          </table:table-cell>
          <table:table-cell table:style-name="Tabela3.C8" office:value-type="string">
            <text:p text:style-name="P72">004000<text:span text:style-name="T31">18</text:span></text:p>
          </table:table-cell>
          <table:table-cell table:style-name="Tabela3.D8" office:value-type="string">
            <text:p text:style-name="P86">10010000</text:p>
          </table:table-cell>
          <table:table-cell table:style-name="Tabela3.E8" office:value-type="string">
            <text:p text:style-name="P89">10010000</text:p>
          </table:table-cell>
          <table:table-cell table:style-name="Tabela3.F8" office:value-type="string">
            <text:p text:style-name="P90">1001000<text:span text:style-name="T23">4</text:span></text:p>
          </table:table-cell>
          <table:table-cell table:style-name="Tabela3.G8" office:value-type="string">
            <text:p text:style-name="P91">1001000<text:span text:style-name="T23">8</text:span></text:p>
          </table:table-cell>
          <table:table-cell table:style-name="Tabela3.H8" office:value-type="string">
            <text:p text:style-name="P92"/>
          </table:table-cell>
          <table:table-cell table:style-name="Tabela3.I8" office:value-type="string">
            <text:p text:style-name="P93"/>
          </table:table-cell>
          <table:table-cell table:style-name="Tabela3.J8" office:value-type="string">
            <text:p text:style-name="P93"/>
          </table:table-cell>
          <table:table-cell table:style-name="Tabela3.K8" office:value-type="string">
            <text:p text:style-name="P59"/>
          </table:table-cell>
        </table:table-row>
        <table:table-row>
          <table:table-cell table:style-name="Tabela3.A14" office:value-type="string">
            <text:p text:style-name="P42">8</text:p>
          </table:table-cell>
          <table:table-cell table:style-name="Tabela3.B9" office:value-type="string">
            <text:p text:style-name="P44">08</text:p>
          </table:table-cell>
          <table:table-cell table:style-name="Tabela3.C9" office:value-type="string">
            <text:p text:style-name="P72">004000<text:span text:style-name="T31">1C</text:span></text:p>
          </table:table-cell>
          <table:table-cell table:style-name="Tabela3.D9" office:value-type="string">
            <text:p text:style-name="P86">10010000</text:p>
          </table:table-cell>
          <table:table-cell table:style-name="Tabela3.E9" office:value-type="string">
            <text:p text:style-name="P89">10010000</text:p>
          </table:table-cell>
          <table:table-cell table:style-name="Tabela3.F9" office:value-type="string">
            <text:p text:style-name="P90">1001000<text:span text:style-name="T23">4</text:span></text:p>
          </table:table-cell>
          <table:table-cell table:style-name="Tabela3.G9" office:value-type="string">
            <text:p text:style-name="P91">1001000<text:span text:style-name="T23">8</text:span></text:p>
          </table:table-cell>
          <table:table-cell table:style-name="Tabela3.H9" office:value-type="string">
            <text:p text:style-name="P92">3</text:p>
          </table:table-cell>
          <table:table-cell table:style-name="Tabela3.I9" office:value-type="string">
            <text:p text:style-name="P93"/>
          </table:table-cell>
          <table:table-cell table:style-name="Tabela3.J9" office:value-type="string">
            <text:p text:style-name="P93"/>
          </table:table-cell>
          <table:table-cell table:style-name="Tabela3.K9" office:value-type="string">
            <text:p text:style-name="P60"/>
          </table:table-cell>
        </table:table-row>
        <table:table-row>
          <table:table-cell table:style-name="Tabela3.A14" office:value-type="string">
            <text:p text:style-name="P42">9</text:p>
          </table:table-cell>
          <table:table-cell table:style-name="Tabela3.B10" office:value-type="string">
            <text:p text:style-name="P44">0<text:span text:style-name="T25">9</text:span></text:p>
          </table:table-cell>
          <table:table-cell table:style-name="Tabela3.C10" office:value-type="string">
            <text:p text:style-name="P72">004000<text:span text:style-name="T32">2</text:span><text:span text:style-name="T33">0</text:span></text:p>
          </table:table-cell>
          <table:table-cell table:style-name="Tabela3.D10" office:value-type="string">
            <text:p text:style-name="P86">10010000</text:p>
          </table:table-cell>
          <table:table-cell table:style-name="Tabela3.E10" office:value-type="string">
            <text:p text:style-name="P89">10010000</text:p>
          </table:table-cell>
          <table:table-cell table:style-name="Tabela3.F10" office:value-type="string">
            <text:p text:style-name="P90">1001000<text:span text:style-name="T23">4</text:span></text:p>
          </table:table-cell>
          <table:table-cell table:style-name="Tabela3.G10" office:value-type="string">
            <text:p text:style-name="P91">1001000<text:span text:style-name="T23">8</text:span></text:p>
          </table:table-cell>
          <table:table-cell table:style-name="Tabela3.H10" office:value-type="string">
            <text:p text:style-name="P92">3</text:p>
          </table:table-cell>
          <table:table-cell table:style-name="Tabela3.I10" office:value-type="string">
            <text:p text:style-name="P93">2</text:p>
          </table:table-cell>
          <table:table-cell table:style-name="Tabela3.J10" office:value-type="string">
            <text:p text:style-name="P93"/>
          </table:table-cell>
          <table:table-cell table:style-name="Tabela3.K10" office:value-type="string">
            <text:p text:style-name="P94"/>
          </table:table-cell>
        </table:table-row>
        <table:table-row>
          <table:table-cell table:style-name="Tabela3.A14" office:value-type="string">
            <text:p text:style-name="P42">10</text:p>
          </table:table-cell>
          <table:table-cell table:style-name="Tabela3.B11" office:value-type="string">
            <text:p text:style-name="P45">10</text:p>
          </table:table-cell>
          <table:table-cell table:style-name="Tabela3.C11" office:value-type="string">
            <text:p text:style-name="P73">004000<text:span text:style-name="T33">24</text:span></text:p>
          </table:table-cell>
          <table:table-cell table:style-name="Tabela3.D11" office:value-type="string">
            <text:p text:style-name="P86">10010000</text:p>
          </table:table-cell>
          <table:table-cell table:style-name="Tabela3.E11" office:value-type="string">
            <text:p text:style-name="P89">10010000</text:p>
          </table:table-cell>
          <table:table-cell table:style-name="Tabela3.F11" office:value-type="string">
            <text:p text:style-name="P90">1001000<text:span text:style-name="T23">4</text:span></text:p>
          </table:table-cell>
          <table:table-cell table:style-name="Tabela3.G11" office:value-type="string">
            <text:p text:style-name="P91">1001000<text:span text:style-name="T23">8</text:span></text:p>
          </table:table-cell>
          <table:table-cell table:style-name="Tabela3.H11" office:value-type="string">
            <text:p text:style-name="P92">3</text:p>
          </table:table-cell>
          <table:table-cell table:style-name="Tabela3.I11" office:value-type="string">
            <text:p text:style-name="P93">2</text:p>
          </table:table-cell>
          <table:table-cell table:style-name="Tabela3.J11" office:value-type="string">
            <text:p text:style-name="P85">4</text:p>
          </table:table-cell>
          <table:table-cell table:style-name="Tabela3.K11" office:value-type="string">
            <text:p text:style-name="P87"/>
          </table:table-cell>
        </table:table-row>
        <table:table-row>
          <table:table-cell table:style-name="Tabela3.A14" office:value-type="string">
            <text:p text:style-name="P42">11</text:p>
          </table:table-cell>
          <table:table-cell table:style-name="Tabela3.B12" office:value-type="string">
            <text:p text:style-name="P45">1<text:span text:style-name="T26">1</text:span></text:p>
          </table:table-cell>
          <table:table-cell table:style-name="Tabela3.C12" office:value-type="string">
            <text:p text:style-name="P73">004000<text:span text:style-name="T33">28</text:span></text:p>
          </table:table-cell>
          <table:table-cell table:style-name="Tabela3.D12" office:value-type="string">
            <text:p text:style-name="P86">10010000</text:p>
          </table:table-cell>
          <table:table-cell table:style-name="Tabela3.E12" office:value-type="string">
            <text:p text:style-name="P89">10010000</text:p>
          </table:table-cell>
          <table:table-cell table:style-name="Tabela3.F12" office:value-type="string">
            <text:p text:style-name="P90">1001000<text:span text:style-name="T23">4</text:span></text:p>
          </table:table-cell>
          <table:table-cell table:style-name="Tabela3.G12" office:value-type="string">
            <text:p text:style-name="P91">1001000<text:span text:style-name="T23">8</text:span></text:p>
          </table:table-cell>
          <table:table-cell table:style-name="Tabela3.H12" office:value-type="string">
            <text:p text:style-name="P92">3</text:p>
          </table:table-cell>
          <table:table-cell table:style-name="Tabela3.I12" office:value-type="string">
            <text:p text:style-name="P93">2</text:p>
          </table:table-cell>
          <table:table-cell table:style-name="Tabela3.J12" office:value-type="string">
            <text:p text:style-name="P85">4</text:p>
          </table:table-cell>
          <table:table-cell table:style-name="Tabela3.K12" office:value-type="string">
            <text:p text:style-name="P85">5</text:p>
          </table:table-cell>
        </table:table-row>
        <table:table-row>
          <table:table-cell table:style-name="Tabela3.A14" office:value-type="string">
            <text:p text:style-name="P42">12</text:p>
          </table:table-cell>
          <table:table-cell table:style-name="Tabela3.B13" office:value-type="string">
            <text:p text:style-name="P45">1<text:span text:style-name="T26">2</text:span></text:p>
          </table:table-cell>
          <table:table-cell table:style-name="Tabela3.C13" office:value-type="string">
            <text:p text:style-name="P75">004000<text:span text:style-name="T33">2C</text:span></text:p>
          </table:table-cell>
          <table:table-cell table:style-name="Tabela3.D13" office:value-type="string">
            <text:p text:style-name="P86">10010000</text:p>
          </table:table-cell>
          <table:table-cell table:style-name="Tabela3.E13" office:value-type="string">
            <text:p text:style-name="P89">10010000</text:p>
          </table:table-cell>
          <table:table-cell table:style-name="Tabela3.F13" office:value-type="string">
            <text:p text:style-name="P90">1001000<text:span text:style-name="T23">4</text:span></text:p>
          </table:table-cell>
          <table:table-cell table:style-name="Tabela3.G13" office:value-type="string">
            <text:p text:style-name="P91">1001000<text:span text:style-name="T23">8</text:span></text:p>
          </table:table-cell>
          <table:table-cell table:style-name="Tabela3.H13" office:value-type="string">
            <text:p text:style-name="P92">3</text:p>
          </table:table-cell>
          <table:table-cell table:style-name="Tabela3.I13" office:value-type="string">
            <text:p text:style-name="P95">1</text:p>
          </table:table-cell>
          <table:table-cell table:style-name="Tabela3.J13" office:value-type="string">
            <text:p text:style-name="P85">4</text:p>
          </table:table-cell>
          <table:table-cell table:style-name="Tabela3.K13" office:value-type="string">
            <text:p text:style-name="P85">5</text:p>
          </table:table-cell>
        </table:table-row>
        <table:table-row>
          <table:table-cell table:style-name="Tabela3.A14" office:value-type="string">
            <text:p text:style-name="P42">13</text:p>
          </table:table-cell>
          <table:table-cell table:style-name="Tabela3.B14" office:value-type="string">
            <text:p text:style-name="P97"/>
          </table:table-cell>
          <table:table-cell table:style-name="Tabela3.C14" office:value-type="string">
            <text:p text:style-name="P97"/>
          </table:table-cell>
          <table:table-cell table:style-name="Tabela3.D14" office:value-type="string">
            <text:p text:style-name="P86"/>
          </table:table-cell>
          <table:table-cell table:style-name="Tabela3.E14" office:value-type="string">
            <text:p text:style-name="P89"/>
          </table:table-cell>
          <table:table-cell table:style-name="Tabela3.F14" office:value-type="string">
            <text:p text:style-name="P90"/>
          </table:table-cell>
          <table:table-cell table:style-name="Tabela3.G14" office:value-type="string">
            <text:p text:style-name="P91"/>
          </table:table-cell>
          <table:table-cell table:style-name="Tabela3.H14" office:value-type="string">
            <text:p text:style-name="P92"/>
          </table:table-cell>
          <table:table-cell table:style-name="Tabela3.I14" office:value-type="string">
            <text:p text:style-name="P95"/>
          </table:table-cell>
          <table:table-cell table:style-name="Tabela3.J14" office:value-type="string">
            <text:p text:style-name="P85"/>
          </table:table-cell>
          <table:table-cell table:style-name="Tabela3.K14" office:value-type="string">
            <text:p text:style-name="P85"/>
          </table:table-cell>
        </table:table-row>
        <table:table-row>
          <table:table-cell table:style-name="Tabela3.A15" office:value-type="string">
            <text:p text:style-name="P42">14</text:p>
          </table:table-cell>
          <table:table-cell table:style-name="Tabela3.B15" office:value-type="string">
            <text:p text:style-name="P43"/>
          </table:table-cell>
          <table:table-cell table:style-name="Tabela3.C15" office:value-type="string">
            <text:p text:style-name="P43"/>
          </table:table-cell>
          <table:table-cell table:style-name="Tabela3.D15" office:value-type="string">
            <text:p text:style-name="P43"/>
          </table:table-cell>
          <table:table-cell table:style-name="Tabela3.E15" office:value-type="string">
            <text:p text:style-name="P43"/>
          </table:table-cell>
          <table:table-cell table:style-name="Tabela3.F15" office:value-type="string">
            <text:p text:style-name="P43"/>
          </table:table-cell>
          <table:table-cell table:style-name="Tabela3.G15" office:value-type="string">
            <text:p text:style-name="P43"/>
          </table:table-cell>
          <table:table-cell table:style-name="Tabela3.H15" office:value-type="string">
            <text:p text:style-name="P43"/>
          </table:table-cell>
          <table:table-cell table:style-name="Tabela3.I15" office:value-type="string">
            <text:p text:style-name="P43"/>
          </table:table-cell>
          <table:table-cell table:style-name="Tabela3.J15" office:value-type="string">
            <text:p text:style-name="P43"/>
          </table:table-cell>
          <table:table-cell table:style-name="Tabela3.K15" office:value-type="string">
            <text:p text:style-name="P43"/>
          </table:table-cell>
        </table:table-row>
      </table:table>
      <text:p text:style-name="P10"/>
      <table:table table:name="Tabela4" table:style-name="Tabela4">
        <table:table-column table:style-name="Tabela4.A" table:number-columns-repeated="8"/>
        <table:table-column table:style-name="Tabela4.I"/>
        <table:table-row>
          <table:table-cell table:style-name="Tabela4.A1" table:number-columns-spanned="9" office:value-type="string">
            <text:p text:style-name="P47">Segmento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7">Endereço</text:p>
          </table:table-cell>
          <table:table-cell table:style-name="Tabela4.A2" office:value-type="string">
            <text:p text:style-name="P47">+0</text:p>
          </table:table-cell>
          <table:table-cell table:style-name="Tabela4.A2" office:value-type="string">
            <text:p text:style-name="P47">+4</text:p>
          </table:table-cell>
          <table:table-cell table:style-name="Tabela4.A2" office:value-type="string">
            <text:p text:style-name="P47">+8</text:p>
          </table:table-cell>
          <table:table-cell table:style-name="Tabela4.A2" office:value-type="string">
            <text:p text:style-name="P47">+C</text:p>
          </table:table-cell>
          <table:table-cell table:style-name="Tabela4.A2" office:value-type="string">
            <text:p text:style-name="P47">+10</text:p>
          </table:table-cell>
          <table:table-cell table:style-name="Tabela4.A2" office:value-type="string">
            <text:p text:style-name="P47">+14</text:p>
          </table:table-cell>
          <table:table-cell table:style-name="Tabela4.A2" office:value-type="string">
            <text:p text:style-name="P47">+18</text:p>
          </table:table-cell>
          <table:table-cell table:style-name="Tabela4.I2" office:value-type="string">
            <text:p text:style-name="P47">+1C</text:p>
          </table:table-cell>
        </table:table-row>
        <table:table-row>
          <table:table-cell table:style-name="Tabela4.A2" office:value-type="string">
            <text:p text:style-name="P48">10010000</text:p>
          </table:table-cell>
          <table:table-cell table:style-name="Tabela4.A2" office:value-type="string">
            <text:p text:style-name="P63">0000000<text:span text:style-name="T26">3</text:span></text:p>
          </table:table-cell>
          <table:table-cell table:style-name="Tabela4.A2" office:value-type="string">
            <text:p text:style-name="P63">0000000<text:span text:style-name="T35">1</text:span></text:p>
          </table:table-cell>
          <table:table-cell table:style-name="Tabela4.A2" office:value-type="string">
            <text:p text:style-name="P63">0000000<text:span text:style-name="T26">4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I2" office:value-type="string">
            <text:p text:style-name="P63">0000000<text:span text:style-name="T26">0</text:span></text:p>
          </table:table-cell>
        </table:table-row>
        <table:table-row>
          <table:table-cell table:style-name="Tabela4.A2" office:value-type="string">
            <text:p text:style-name="P48">100100<text:span text:style-name="T26">2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I2" office:value-type="string">
            <text:p text:style-name="P63">0000000<text:span text:style-name="T26">0</text:span></text:p>
          </table:table-cell>
        </table:table-row>
        <table:table-row>
          <table:table-cell table:style-name="Tabela4.A2" office:value-type="string">
            <text:p text:style-name="P48">100100<text:span text:style-name="T26">4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I2" office:value-type="string">
            <text:p text:style-name="P63">0000000<text:span text:style-name="T26">0</text:span></text:p>
          </table:table-cell>
        </table:table-row>
        <table:table-row>
          <table:table-cell table:style-name="Tabela4.A2" office:value-type="string">
            <text:p text:style-name="P48">100100<text:span text:style-name="T26">6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A2" office:value-type="string">
            <text:p text:style-name="P63">0000000<text:span text:style-name="T26">0</text:span></text:p>
          </table:table-cell>
          <table:table-cell table:style-name="Tabela4.I2" office:value-type="string">
            <text:p text:style-name="P63">0000000<text:span text:style-name="T26">0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loext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8.367cm" fo:margin-left="-0.016cm" fo:margin-right="0.049cm" table:align="margins" style:writing-mode="lr-tb"/>
    </style:style>
    <style:style style:name="Tabela1.A" style:family="table-column">
      <style:table-column-properties style:column-width="1.912cm" style:rel-column-width="6820*"/>
    </style:style>
    <style:style style:name="Tabela1.B" style:family="table-column">
      <style:table-column-properties style:column-width="14.455cm" style:rel-column-width="51576*"/>
    </style:style>
    <style:style style:name="Tabela1.C" style:family="table-column">
      <style:table-column-properties style:column-width="2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M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M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036433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MP4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officeooo:paragraph-rsid="0002dd24" style:font-size-asian="10pt" style:font-weight-asian="bold" style:font-name-complex="Tahoma" style:font-size-complex="10pt" style:font-weight-complex="bold"/>
    </style:style>
    <style:style style:name="MP5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officeooo:paragraph-rsid="0002dd24" style:font-size-asian="10pt" style:font-weight-asian="bold" style:font-name-complex="Tahoma" style:font-size-complex="10pt" style:font-weight-complex="bold"/>
    </style:style>
    <style:style style:name="M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paragraph-rsid="0002dd24" style:font-size-asian="10pt" style:font-weight-asian="bold" style:font-name-complex="Arial" style:font-size-complex="10pt" style:font-weight-complex="bold"/>
    </style:style>
    <style:style style:name="M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02dd24" style:font-size-asian="7pt" style:font-weight-asian="normal" style:font-size-complex="7pt" style:font-weight-complex="normal"/>
    </style:style>
    <style:style style:name="MP8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paragraph-rsid="0002dd24" style:font-size-asian="7pt" style:font-weight-asian="normal" style:font-size-complex="7pt" style:font-weight-complex="normal"/>
    </style:style>
    <style:style style:name="MP9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bold" officeooo:paragraph-rsid="0002dd24" style:font-size-asian="7pt" style:font-weight-asian="bold" style:font-size-complex="7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036433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036433" style:font-weight-asian="bold" style:font-weight-complex="bold"/>
    </style:style>
    <style:style style:name="MT5" style:family="text">
      <style:text-properties officeooo:rsid="001ec225"/>
    </style:style>
    <style:style style:name="MT6" style:family="text">
      <style:text-properties officeooo:rsid="000f71a1"/>
    </style:style>
    <style:style style:name="MT7" style:family="text">
      <style:text-properties officeooo:rsid="0002dd24"/>
    </style:style>
    <style:style style:name="MT8" style:family="text">
      <style:text-properties officeooo:rsid="002032b6"/>
    </style:style>
    <style:style style:name="Mfr1" style:family="graphic" style:parent-style-name="Graphics">
      <style:graphic-properties fo:margin-left="0cm" fo:margin-right="0cm" style:vertical-pos="middle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101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as-char" svg:width="1.356cm" svg:height="0.399cm" draw:z-index="1"><draw:image xlink:href="Pictures/10000000000003E500000171C5325F0FCA78B5EF.png" xlink:type="simple" xlink:show="embed" xlink:actuate="onLoad" loext:mime-type="image/png"/></draw:frame></text:p>
            </table:table-cell>
            <table:table-cell table:style-name="Tabela1.A1" office:value-type="string">
              <text:p text:style-name="MP2">UTFPR – Universidade Tecnológica Federal do Paraná – <text:span text:style-name="MT1">Campus Campo Mourão</text:span></text:p>
              <text:p text:style-name="MP2">CO<text:span text:style-name="MT2">C</text:span>I<text:span text:style-name="MT2">C </text:span>– Coordenação d<text:span text:style-name="MT2">e Ciência da Computação</text:span></text:p>
              <text:p text:style-name="MP3"><text:span text:style-name="MT3">Curso:</text:span> <text:span text:style-name="MT4">Bacharelado em Ciência da Computação</text:span></text:p>
            </table:table-cell>
            <table:table-cell table:style-name="Tabela1.A1" office:value-type="string">
              <text:p text:style-name="MP1"><draw:frame draw:style-name="Mfr1" draw:name="figura1" text:anchor-type="as-char" svg:width="1.356cm" svg:height="0.399cm" draw:z-index="3"><draw:image xlink:href="Pictures/10000000000003E500000171C5325F0FCA78B5EF.png" xlink:type="simple" xlink:show="embed" xlink:actuate="onLoad" loext:mime-type="image/png"/></draw:frame></text:p>
            </table:table-cell>
          </table:table-row>
        </table:table>
        <text:p text:style-name="MP4"><text:span text:style-name="MT5">BCC33B</text:span> – Organização e Arquitetura de Computadores</text:p>
        <text:p text:style-name="MP5">Prof. <text:span text:style-name="MT6">Paulo C</text:span>. Gonçalves</text:p>
        <text:p text:style-name="MP6">Lista de Exercícios - #00<text:span text:style-name="MT7">3</text:span></text:p>
      </style:header>
      <style:footer>
        <text:p text:style-name="MP7">Bacharelado em Ciência da Computação</text:p>
        <text:p text:style-name="MP8"><text:span text:style-name="MT8">BCC33B </text:span>– Organização e Arquitetura de Computadores</text:p>
        <text:p text:style-name="MP9">Lista de Exercícios</text:p>
        <text:p text:style-name="MP10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initial-creator>Cliente</meta:initial-creator>
    <meta:creation-date>2007-03-22T00:35:00</meta:creation-date>
    <dc:date>2020-03-25T17:42:15.880000000</dc:date>
    <meta:editing-cycles>289</meta:editing-cycles>
    <meta:editing-duration>P1DT10H38M24S</meta:editing-duration>
    <meta:document-statistic meta:table-count="4" meta:image-count="2" meta:object-count="0" meta:page-count="2" meta:paragraph-count="214" meta:word-count="321" meta:character-count="1877" meta:non-whitespace-character-count="1721"/>
    <meta:user-defined meta:name="Info 1"/>
    <meta:user-defined meta:name="Info 2"/>
    <meta:user-defined meta:name="Info 3"/>
    <meta:user-defined meta:name="Info 4"/>
  </office:meta>
</office:document-meta>
</file>